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powiat - nazwa</text:p>
          </table:table-cell>
          <table:table-cell office:value-type="string" calcext:value-type="string">
            <text:p>Gmina - nazwa</text:p>
          </table:table-cell>
          <table:table-cell office:value-type="string" calcext:value-type="string">
            <text:p>RSPO</text:p>
          </table:table-cell>
          <table:table-cell office:value-type="string" calcext:value-type="string">
            <text:p>rodzaj placówki</text:p>
            <text:p/>
          </table:table-cell>
          <table:table-cell office:value-type="string" calcext:value-type="string">
            <text:p>czy publiczna</text:p>
          </table:table-cell>
          <table:table-cell office:value-type="string" calcext:value-type="string">
            <text:p>Nazwa szkoły</text:p>
          </table:table-cell>
          <table:table-cell office:value-type="string" calcext:value-type="string">
            <text:p>Miejscowość</text:p>
          </table:table-cell>
          <table:table-cell office:value-type="string" calcext:value-type="string">
            <text:p>Ulica nr</text:p>
          </table:table-cell>
          <table:table-cell table:style-name="ce1" office:value-type="string" calcext:value-type="string">
            <text:p>[Język polski] liczba zdających</text:p>
          </table:table-cell>
          <table:table-cell table:style-name="ce1" office:value-type="string" calcext:value-type="string">
            <text:p>[Język polski] wynik średni (%)</text:p>
          </table:table-cell>
          <table:table-cell table:style-name="ce1" office:value-type="string" calcext:value-type="string">
            <text:p>[Język polski] odchylenie standardowe (%)</text:p>
          </table:table-cell>
          <table:table-cell table:style-name="ce1" office:value-type="string" calcext:value-type="string">
            <text:p>[Język polski] mediana (%)</text:p>
          </table:table-cell>
          <table:table-cell table:style-name="ce1" office:value-type="string" calcext:value-type="string">
            <text:p>[Język polski] modalna (%)</text:p>
          </table:table-cell>
          <table:table-cell table:style-name="ce1" office:value-type="string" calcext:value-type="string">
            <text:p>[Matematyka] liczba zdających</text:p>
          </table:table-cell>
          <table:table-cell table:style-name="ce1" office:value-type="string" calcext:value-type="string">
            <text:p>[Matematyka] wynik</text:p>
            <text:p>średni (%)</text:p>
          </table:table-cell>
          <table:table-cell table:style-name="ce1" office:value-type="string" calcext:value-type="string">
            <text:p>[Matematyka] odchylenie standardowe (%)</text:p>
          </table:table-cell>
          <table:table-cell table:style-name="ce1" office:value-type="string" calcext:value-type="string">
            <text:p>[Matematyka] mediana (%)</text:p>
          </table:table-cell>
          <table:table-cell table:style-name="ce1" office:value-type="string" calcext:value-type="string">
            <text:p>[Matematyka] modalna (%)</text:p>
          </table:table-cell>
          <table:table-cell table:style-name="ce1" office:value-type="string" calcext:value-type="string">
            <text:p>[Język angielski] liczba zdających</text:p>
          </table:table-cell>
          <table:table-cell table:style-name="ce1" office:value-type="string" calcext:value-type="string">
            <text:p>[Język angielski] wynik średni (%)</text:p>
          </table:table-cell>
          <table:table-cell table:style-name="ce1" office:value-type="string" calcext:value-type="string">
            <text:p>[Język angielski] odchylenie standardowe (%)</text:p>
          </table:table-cell>
          <table:table-cell table:style-name="ce1" office:value-type="string" calcext:value-type="string">
            <text:p>[Język angielski] mediana (%)</text:p>
          </table:table-cell>
          <table:table-cell table:style-name="ce1" office:value-type="string" calcext:value-type="string">
            <text:p>[Język angielski] modalna (%)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4" calcext:value-type="float">
            <text:p>148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arpnicka 2</text:p>
          </table:table-cell>
          <table:table-cell office:value-type="float" office:value="119" calcext:value-type="float">
            <text:p>119</text:p>
          </table:table-cell>
          <table:table-cell office:value-type="float" office:value="65.6386554621849" calcext:value-type="float">
            <text:p>65.6386554621849</text:p>
          </table:table-cell>
          <table:table-cell office:value-type="float" office:value="15.8462842408761" calcext:value-type="float">
            <text:p>15.8462842408761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64.436974789916" calcext:value-type="float">
            <text:p>64.436974789916</text:p>
          </table:table-cell>
          <table:table-cell office:value-type="float" office:value="28.0876894160139" calcext:value-type="float">
            <text:p>28.087689416013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75.0769230769231" calcext:value-type="float">
            <text:p>75.0769230769231</text:p>
          </table:table-cell>
          <table:table-cell office:value-type="float" office:value="25.3633943932576" calcext:value-type="float">
            <text:p>25.3633943932576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606" calcext:value-type="float">
            <text:p>146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18 IM. PŁK PILOTA BOLESŁAWA ORL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bulw. Ikara 19</text:p>
          </table:table-cell>
          <table:table-cell office:value-type="float" office:value="89" calcext:value-type="float">
            <text:p>89</text:p>
          </table:table-cell>
          <table:table-cell office:value-type="float" office:value="66.7191011235955" calcext:value-type="float">
            <text:p>66.7191011235955</text:p>
          </table:table-cell>
          <table:table-cell office:value-type="float" office:value="11.0004992369294" calcext:value-type="float">
            <text:p>11.000499236929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73.3483146067416" calcext:value-type="float">
            <text:p>73.3483146067416</text:p>
          </table:table-cell>
          <table:table-cell office:value-type="float" office:value="25.6716960932759" calcext:value-type="float">
            <text:p>25.671696093275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3.4148936170213" calcext:value-type="float">
            <text:p>83.4148936170213</text:p>
          </table:table-cell>
          <table:table-cell office:value-type="float" office:value="18.9019922255583" calcext:value-type="float">
            <text:p>18.9019922255583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5 IM. FRANCISZKA JUSZ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nisławowska 38-44</text:p>
          </table:table-cell>
          <table:table-cell office:value-type="float" office:value="169" calcext:value-type="float">
            <text:p>169</text:p>
          </table:table-cell>
          <table:table-cell office:value-type="float" office:value="70.905325443787" calcext:value-type="float">
            <text:p>70.905325443787</text:p>
          </table:table-cell>
          <table:table-cell office:value-type="float" office:value="14.7022691174451" calcext:value-type="float">
            <text:p>14.702269117445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office:value-type="float" office:value="69.7988165680473" calcext:value-type="float">
            <text:p>69.7988165680473</text:p>
          </table:table-cell>
          <table:table-cell office:value-type="float" office:value="28.6233611466791" calcext:value-type="float">
            <text:p>28.623361146679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79.3988439306358" calcext:value-type="float">
            <text:p>79.3988439306358</text:p>
          </table:table-cell>
          <table:table-cell office:value-type="float" office:value="22.7646262160394" calcext:value-type="float">
            <text:p>22.7646262160394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9" calcext:value-type="float">
            <text:p>215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6 IM. PIASTÓW ŚLĄ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uwalska 5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16.2157440350398" calcext:value-type="float">
            <text:p>16.215744035039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office:value-type="float" office:value="57.3617021276596" calcext:value-type="float">
            <text:p>57.3617021276596</text:p>
          </table:table-cell>
          <table:table-cell office:value-type="float" office:value="30.2793791676203" calcext:value-type="float">
            <text:p>30.2793791676203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78.2708333333333" calcext:value-type="float">
            <text:p>78.2708333333333</text:p>
          </table:table-cell>
          <table:table-cell office:value-type="float" office:value="24.9012546398548" calcext:value-type="float">
            <text:p>24.901254639854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94" calcext:value-type="float">
            <text:p>209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5 IM. KSIĘŻNEJ JADWIGI ŚLĄ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Ludwika Solskiego 13</text:p>
          </table:table-cell>
          <table:table-cell office:value-type="float" office:value="80" calcext:value-type="float">
            <text:p>80</text:p>
          </table:table-cell>
          <table:table-cell office:value-type="float" office:value="65.7125" calcext:value-type="float">
            <text:p>65.7125</text:p>
          </table:table-cell>
          <table:table-cell office:value-type="float" office:value="13.9357397991639" calcext:value-type="float">
            <text:p>13.935739799163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68.45" calcext:value-type="float">
            <text:p>68.45</text:p>
          </table:table-cell>
          <table:table-cell office:value-type="float" office:value="27.1587462891791" calcext:value-type="float">
            <text:p>27.1587462891791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0.9655172413793" calcext:value-type="float">
            <text:p>80.9655172413793</text:p>
          </table:table-cell>
          <table:table-cell office:value-type="float" office:value="23.7585789833309" calcext:value-type="float">
            <text:p>23.758578983330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026" calcext:value-type="float">
            <text:p>210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7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umiankowa 34</text:p>
          </table:table-cell>
          <table:table-cell office:value-type="float" office:value="83" calcext:value-type="float">
            <text:p>83</text:p>
          </table:table-cell>
          <table:table-cell office:value-type="float" office:value="61.8072289156627" calcext:value-type="float">
            <text:p>61.8072289156627</text:p>
          </table:table-cell>
          <table:table-cell office:value-type="float" office:value="16.234321690629" calcext:value-type="float">
            <text:p>16.23432169062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59.6144578313253" calcext:value-type="float">
            <text:p>59.6144578313253</text:p>
          </table:table-cell>
          <table:table-cell office:value-type="float" office:value="25.7110127477173" calcext:value-type="float">
            <text:p>25.7110127477173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5.855421686747" calcext:value-type="float">
            <text:p>75.855421686747</text:p>
          </table:table-cell>
          <table:table-cell office:value-type="float" office:value="20.9221923625588" calcext:value-type="float">
            <text:p>20.922192362558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428" calcext:value-type="float">
            <text:p>13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DIALOGU KULTUR ETZ CHAI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57</text:p>
          </table:table-cell>
          <table:table-cell office:value-type="float" office:value="16" calcext:value-type="float">
            <text:p>16</text:p>
          </table:table-cell>
          <table:table-cell office:value-type="float" office:value="63.125" calcext:value-type="float">
            <text:p>63.125</text:p>
          </table:table-cell>
          <table:table-cell office:value-type="float" office:value="13.5179279107414" calcext:value-type="float">
            <text:p>13.517927910741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6.5" calcext:value-type="float">
            <text:p>66.5</text:p>
          </table:table-cell>
          <table:table-cell office:value-type="float" office:value="24.4079904949179" calcext:value-type="float">
            <text:p>24.407990494917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87.75" calcext:value-type="float">
            <text:p>87.75</text:p>
          </table:table-cell>
          <table:table-cell office:value-type="float" office:value="14.3330910832242" calcext:value-type="float">
            <text:p>14.333091083224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8 IM. GENERAŁA LEOPOLDA OKULI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ecka 59</text:p>
          </table:table-cell>
          <table:table-cell office:value-type="float" office:value="81" calcext:value-type="float">
            <text:p>81</text:p>
          </table:table-cell>
          <table:table-cell office:value-type="float" office:value="68.5679012345679" calcext:value-type="float">
            <text:p>68.5679012345679</text:p>
          </table:table-cell>
          <table:table-cell office:value-type="float" office:value="13.1035178309415" calcext:value-type="float">
            <text:p>13.103517830941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7.358024691358" calcext:value-type="float">
            <text:p>67.358024691358</text:p>
          </table:table-cell>
          <table:table-cell office:value-type="float" office:value="26.4842411293381" calcext:value-type="float">
            <text:p>26.4842411293381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6.855421686747" calcext:value-type="float">
            <text:p>76.855421686747</text:p>
          </table:table-cell>
          <table:table-cell office:value-type="float" office:value="22.4489420847797" calcext:value-type="float">
            <text:p>22.44894208477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0" calcext:value-type="float">
            <text:p>20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9 IM. BOLESŁAWA CHROBR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szykarska 2-4</text:p>
          </table:table-cell>
          <table:table-cell office:value-type="float" office:value="93" calcext:value-type="float">
            <text:p>93</text:p>
          </table:table-cell>
          <table:table-cell office:value-type="float" office:value="58.4731182795699" calcext:value-type="float">
            <text:p>58.4731182795699</text:p>
          </table:table-cell>
          <table:table-cell office:value-type="float" office:value="18.1993686513733" calcext:value-type="float">
            <text:p>18.1993686513733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62.4516129032258" calcext:value-type="float">
            <text:p>62.4516129032258</text:p>
          </table:table-cell>
          <table:table-cell office:value-type="float" office:value="26.5202361887309" calcext:value-type="float">
            <text:p>26.5202361887309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71.6019417475728" calcext:value-type="float">
            <text:p>71.6019417475728</text:p>
          </table:table-cell>
          <table:table-cell office:value-type="float" office:value="26.6178784380028" calcext:value-type="float">
            <text:p>26.617878438002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 IM. MARIUSZA ZAR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brza 27</text:p>
          </table:table-cell>
          <table:table-cell office:value-type="float" office:value="160" calcext:value-type="float">
            <text:p>160</text:p>
          </table:table-cell>
          <table:table-cell office:value-type="float" office:value="75.71875" calcext:value-type="float">
            <text:p>75.71875</text:p>
          </table:table-cell>
          <table:table-cell office:value-type="float" office:value="13.729608459002" calcext:value-type="float">
            <text:p>13.72960845900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75.8012422360249" calcext:value-type="float">
            <text:p>75.8012422360249</text:p>
          </table:table-cell>
          <table:table-cell office:value-type="float" office:value="23.7159222338274" calcext:value-type="float">
            <text:p>23.7159222338274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84.4" calcext:value-type="float">
            <text:p>84.4</text:p>
          </table:table-cell>
          <table:table-cell office:value-type="float" office:value="19.0545926222525" calcext:value-type="float">
            <text:p>19.054592622252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ęstochowska 42</text:p>
          </table:table-cell>
          <table:table-cell office:value-type="float" office:value="111" calcext:value-type="float">
            <text:p>111</text:p>
          </table:table-cell>
          <table:table-cell office:value-type="float" office:value="75.4954954954955" calcext:value-type="float">
            <text:p>75.4954954954955</text:p>
          </table:table-cell>
          <table:table-cell office:value-type="float" office:value="14.4296203579097" calcext:value-type="float">
            <text:p>14.429620357909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76.7927927927928" calcext:value-type="float">
            <text:p>76.7927927927928</text:p>
          </table:table-cell>
          <table:table-cell office:value-type="float" office:value="25.9886035720223" calcext:value-type="float">
            <text:p>25.9886035720223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4.9816513761468" calcext:value-type="float">
            <text:p>84.9816513761468</text:p>
          </table:table-cell>
          <table:table-cell office:value-type="float" office:value="18.246015853349" calcext:value-type="float">
            <text:p>18.24601585334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63" calcext:value-type="float">
            <text:p>14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7 IM. KARDYNAŁA STEFANA WYS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arbinowska 10</text:p>
          </table:table-cell>
          <table:table-cell office:value-type="float" office:value="70" calcext:value-type="float">
            <text:p>70</text:p>
          </table:table-cell>
          <table:table-cell office:value-type="float" office:value="74.4714285714286" calcext:value-type="float">
            <text:p>74.4714285714286</text:p>
          </table:table-cell>
          <table:table-cell office:value-type="float" office:value="11.9052466567973" calcext:value-type="float">
            <text:p>11.90524665679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6.4571428571429" calcext:value-type="float">
            <text:p>66.4571428571429</text:p>
          </table:table-cell>
          <table:table-cell office:value-type="float" office:value="28.7832717857765" calcext:value-type="float">
            <text:p>28.783271785776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75.1739130434783" calcext:value-type="float">
            <text:p>75.1739130434783</text:p>
          </table:table-cell>
          <table:table-cell office:value-type="float" office:value="23.505754165544" calcext:value-type="float">
            <text:p>23.505754165544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273" calcext:value-type="float">
            <text:p>202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8 IM. JERZEGO KUKUC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ugeniusza Horbaczewskiego 61</text:p>
          </table:table-cell>
          <table:table-cell office:value-type="float" office:value="22" calcext:value-type="float">
            <text:p>22</text:p>
          </table:table-cell>
          <table:table-cell office:value-type="float" office:value="64.3181818181818" calcext:value-type="float">
            <text:p>64.3181818181818</text:p>
          </table:table-cell>
          <table:table-cell office:value-type="float" office:value="15.7664383585005" calcext:value-type="float">
            <text:p>15.766438358500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8.3636363636364" calcext:value-type="float">
            <text:p>68.3636363636364</text:p>
          </table:table-cell>
          <table:table-cell office:value-type="float" office:value="25.4389562652985" calcext:value-type="float">
            <text:p>25.4389562652985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72.5172413793104" calcext:value-type="float">
            <text:p>72.5172413793104</text:p>
          </table:table-cell>
          <table:table-cell office:value-type="float" office:value="27.9193675079717" calcext:value-type="float">
            <text:p>27.9193675079717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4" calcext:value-type="float">
            <text:p>14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1 IM. JANA PAWŁA I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ępicka 50</text:p>
          </table:table-cell>
          <table:table-cell office:value-type="float" office:value="145" calcext:value-type="float">
            <text:p>145</text:p>
          </table:table-cell>
          <table:table-cell office:value-type="float" office:value="69.9172413793103" calcext:value-type="float">
            <text:p>69.9172413793103</text:p>
          </table:table-cell>
          <table:table-cell office:value-type="float" office:value="15.7311478627488" calcext:value-type="float">
            <text:p>15.7311478627488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58.4722222222222" calcext:value-type="float">
            <text:p>58.4722222222222</text:p>
          </table:table-cell>
          <table:table-cell office:value-type="float" office:value="29.9740499906087" calcext:value-type="float">
            <text:p>29.9740499906087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3.1793103448276" calcext:value-type="float">
            <text:p>73.1793103448276</text:p>
          </table:table-cell>
          <table:table-cell office:value-type="float" office:value="26.6568666098514" calcext:value-type="float">
            <text:p>26.656866609851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677" calcext:value-type="float">
            <text:p>216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5 IM. PROFESOR MARII ZDUNI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nicka 36</text:p>
          </table:table-cell>
          <table:table-cell office:value-type="float" office:value="84" calcext:value-type="float">
            <text:p>84</text:p>
          </table:table-cell>
          <table:table-cell office:value-type="float" office:value="70.952380952381" calcext:value-type="float">
            <text:p>70.952380952381</text:p>
          </table:table-cell>
          <table:table-cell office:value-type="float" office:value="16.0800858516904" calcext:value-type="float">
            <text:p>16.080085851690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4.6190476190476" calcext:value-type="float">
            <text:p>64.6190476190476</text:p>
          </table:table-cell>
          <table:table-cell office:value-type="float" office:value="30.0063107496949" calcext:value-type="float">
            <text:p>30.006310749694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5.8588235294118" calcext:value-type="float">
            <text:p>75.8588235294118</text:p>
          </table:table-cell>
          <table:table-cell office:value-type="float" office:value="24.0289790442714" calcext:value-type="float">
            <text:p>24.0289790442714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31880" calcext:value-type="float">
            <text:p>31880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 STOPNIA NR 3 IM. PROFESOR MARII ZDUNI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nicka 36</text:p>
          </table:table-cell>
          <table:table-cell office:value-type="float" office:value="12" calcext:value-type="float">
            <text:p>12</text:p>
          </table:table-cell>
          <table:table-cell office:value-type="float" office:value="84.9166666666667" calcext:value-type="float">
            <text:p>84.9166666666667</text:p>
          </table:table-cell>
          <table:table-cell office:value-type="float" office:value="8.92055989772441" calcext:value-type="float">
            <text:p>8.92055989772441</text:p>
          </table:table-cell>
          <table:table-cell office:value-type="float" office:value="84.5" calcext:value-type="float">
            <text:p>84.5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1.3333333333333" calcext:value-type="float">
            <text:p>81.3333333333333</text:p>
          </table:table-cell>
          <table:table-cell office:value-type="float" office:value="18.2086670449969" calcext:value-type="float">
            <text:p>18.208667044996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88.75" calcext:value-type="float">
            <text:p>88.75</text:p>
          </table:table-cell>
          <table:table-cell office:value-type="float" office:value="8.40758586040012" calcext:value-type="float">
            <text:p>8.4075858604001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58" calcext:value-type="float">
            <text:p>14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8 IM. II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zczęśliwa 28</text:p>
          </table:table-cell>
          <table:table-cell office:value-type="float" office:value="87" calcext:value-type="float">
            <text:p>87</text:p>
          </table:table-cell>
          <table:table-cell office:value-type="float" office:value="77.5632183908046" calcext:value-type="float">
            <text:p>77.5632183908046</text:p>
          </table:table-cell>
          <table:table-cell office:value-type="float" office:value="14.2624828563672" calcext:value-type="float">
            <text:p>14.262482856367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3.5632183908046" calcext:value-type="float">
            <text:p>73.5632183908046</text:p>
          </table:table-cell>
          <table:table-cell office:value-type="float" office:value="26.9139544839438" calcext:value-type="float">
            <text:p>26.913954483943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6.956043956044" calcext:value-type="float">
            <text:p>86.956043956044</text:p>
          </table:table-cell>
          <table:table-cell office:value-type="float" office:value="15.9448996894919" calcext:value-type="float">
            <text:p>15.944899689491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7" calcext:value-type="float">
            <text:p>1559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5 IM. JARO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rogajowa 66-68</text:p>
          </table:table-cell>
          <table:table-cell office:value-type="float" office:value="111" calcext:value-type="float">
            <text:p>111</text:p>
          </table:table-cell>
          <table:table-cell office:value-type="float" office:value="69.3963963963964" calcext:value-type="float">
            <text:p>69.3963963963964</text:p>
          </table:table-cell>
          <table:table-cell office:value-type="float" office:value="14.8337813147937" calcext:value-type="float">
            <text:p>14.833781314793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56.6486486486486" calcext:value-type="float">
            <text:p>56.6486486486486</text:p>
          </table:table-cell>
          <table:table-cell office:value-type="float" office:value="29.4308316145705" calcext:value-type="float">
            <text:p>29.4308316145705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73.4824561403509" calcext:value-type="float">
            <text:p>73.4824561403509</text:p>
          </table:table-cell>
          <table:table-cell office:value-type="float" office:value="25.946379410116" calcext:value-type="float">
            <text:p>25.946379410116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469" calcext:value-type="float">
            <text:p>1244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TIKKUN OLA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miołowa 57</text:p>
          </table:table-cell>
          <table:table-cell office:value-type="float" office:value="11" calcext:value-type="float">
            <text:p>11</text:p>
          </table:table-cell>
          <table:table-cell office:value-type="float" office:value="63.1818181818182" calcext:value-type="float">
            <text:p>63.1818181818182</text:p>
          </table:table-cell>
          <table:table-cell office:value-type="float" office:value="10.1068669888635" calcext:value-type="float">
            <text:p>10.106866988863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2.9090909090909" calcext:value-type="float">
            <text:p>62.9090909090909</text:p>
          </table:table-cell>
          <table:table-cell office:value-type="float" office:value="25.0143760318834" calcext:value-type="float">
            <text:p>25.014376031883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85.5454545454546" calcext:value-type="float">
            <text:p>85.5454545454546</text:p>
          </table:table-cell>
          <table:table-cell office:value-type="float" office:value="18.0220250923627" calcext:value-type="float">
            <text:p>18.022025092362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4" calcext:value-type="float">
            <text:p>14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9 IM. EDWARDA DEMB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żynierska 54</text:p>
          </table:table-cell>
          <table:table-cell office:value-type="float" office:value="71" calcext:value-type="float">
            <text:p>71</text:p>
          </table:table-cell>
          <table:table-cell office:value-type="float" office:value="70.6619718309859" calcext:value-type="float">
            <text:p>70.6619718309859</text:p>
          </table:table-cell>
          <table:table-cell office:value-type="float" office:value="18.5889135989153" calcext:value-type="float">
            <text:p>18.5889135989153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3.9444444444444" calcext:value-type="float">
            <text:p>63.9444444444444</text:p>
          </table:table-cell>
          <table:table-cell office:value-type="float" office:value="27.668618851251" calcext:value-type="float">
            <text:p>27.66861885125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5.0481927710843" calcext:value-type="float">
            <text:p>75.0481927710843</text:p>
          </table:table-cell>
          <table:table-cell office:value-type="float" office:value="22.6778930697568" calcext:value-type="float">
            <text:p>22.677893069756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188" calcext:value-type="float">
            <text:p>201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13 IM. ADAMA RAPA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emska 16c</text:p>
          </table:table-cell>
          <table:table-cell office:value-type="float" office:value="210" calcext:value-type="float">
            <text:p>210</text:p>
          </table:table-cell>
          <table:table-cell office:value-type="float" office:value="72.5380952380952" calcext:value-type="float">
            <text:p>72.5380952380952</text:p>
          </table:table-cell>
          <table:table-cell office:value-type="float" office:value="14.6820582503653" calcext:value-type="float">
            <text:p>14.682058250365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65.1809523809524" calcext:value-type="float">
            <text:p>65.1809523809524</text:p>
          </table:table-cell>
          <table:table-cell office:value-type="float" office:value="27.2912966947972" calcext:value-type="float">
            <text:p>27.2912966947972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76.4663677130045" calcext:value-type="float">
            <text:p>76.4663677130045</text:p>
          </table:table-cell>
          <table:table-cell office:value-type="float" office:value="23.3815589592" calcext:value-type="float">
            <text:p>23.381558959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3" calcext:value-type="float">
            <text:p>148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2 IM. BUDOWNICZYCH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lacharska 13</text:p>
          </table:table-cell>
          <table:table-cell office:value-type="float" office:value="87" calcext:value-type="float">
            <text:p>87</text:p>
          </table:table-cell>
          <table:table-cell office:value-type="float" office:value="76.3103448275862" calcext:value-type="float">
            <text:p>76.3103448275862</text:p>
          </table:table-cell>
          <table:table-cell office:value-type="float" office:value="12.3626340466241" calcext:value-type="float">
            <text:p>12.362634046624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3.8390804597701" calcext:value-type="float">
            <text:p>73.8390804597701</text:p>
          </table:table-cell>
          <table:table-cell office:value-type="float" office:value="23.3537875355989" calcext:value-type="float">
            <text:p>23.353787535598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5.0222222222222" calcext:value-type="float">
            <text:p>85.0222222222222</text:p>
          </table:table-cell>
          <table:table-cell office:value-type="float" office:value="21.1738716229737" calcext:value-type="float">
            <text:p>21.173871622973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351" calcext:value-type="float">
            <text:p>26235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 IM. HUGONA DIONIZEGO STEINHAUS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lenia 7</text:p>
          </table:table-cell>
          <table:table-cell office:value-type="float" office:value="106" calcext:value-type="float">
            <text:p>106</text:p>
          </table:table-cell>
          <table:table-cell office:value-type="float" office:value="78.4150943396226" calcext:value-type="float">
            <text:p>78.4150943396226</text:p>
          </table:table-cell>
          <table:table-cell office:value-type="float" office:value="11.6001528328646" calcext:value-type="float">
            <text:p>11.600152832864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66.8679245283019" calcext:value-type="float">
            <text:p>66.8679245283019</text:p>
          </table:table-cell>
          <table:table-cell office:value-type="float" office:value="27.4872442017316" calcext:value-type="float">
            <text:p>27.487244201731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2.6238532110092" calcext:value-type="float">
            <text:p>82.6238532110092</text:p>
          </table:table-cell>
          <table:table-cell office:value-type="float" office:value="19.6383770470646" calcext:value-type="float">
            <text:p>19.638377047064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44" calcext:value-type="float">
            <text:p>1339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POŁECZNA SZKOŁA PODSTAWOWA Z ODDZIAŁAMI INTEGRACYJNYMI "AMIGO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3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7.3745503538941" calcext:value-type="float">
            <text:p>17.374550353894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6.25" calcext:value-type="float">
            <text:p>46.25</text:p>
          </table:table-cell>
          <table:table-cell office:value-type="float" office:value="26.9803168995473" calcext:value-type="float">
            <text:p>26.980316899547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2.0588235294118" calcext:value-type="float">
            <text:p>72.0588235294118</text:p>
          </table:table-cell>
          <table:table-cell office:value-type="float" office:value="26.1071786121462" calcext:value-type="float">
            <text:p>26.1071786121462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0747" calcext:value-type="float">
            <text:p>1207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NTEGRACYJNA NR 103 Z ODDZIAŁAMI SPECJALNYM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dworska 70-82</text:p>
          </table:table-cell>
          <table:table-cell office:value-type="float" office:value="22" calcext:value-type="float">
            <text:p>22</text:p>
          </table:table-cell>
          <table:table-cell office:value-type="float" office:value="51.1363636363636" calcext:value-type="float">
            <text:p>51.1363636363636</text:p>
          </table:table-cell>
          <table:table-cell office:value-type="float" office:value="21.799281586464" calcext:value-type="float">
            <text:p>21.79928158646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2.5454545454546" calcext:value-type="float">
            <text:p>32.5454545454546</text:p>
          </table:table-cell>
          <table:table-cell office:value-type="float" office:value="22.8606992510713" calcext:value-type="float">
            <text:p>22.860699251071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.9090909090909" calcext:value-type="float">
            <text:p>36.9090909090909</text:p>
          </table:table-cell>
          <table:table-cell office:value-type="float" office:value="20.2370252280973" calcext:value-type="float">
            <text:p>20.237025228097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CHRZEŚCIJAŃSKA SZKOŁA PODSTAWOWA "ARK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lowowolska 2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3.4164078649987" calcext:value-type="float">
            <text:p>13.416407864998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85.2631578947368" calcext:value-type="float">
            <text:p>85.2631578947368</text:p>
          </table:table-cell>
          <table:table-cell office:value-type="float" office:value="20.1907798271315" calcext:value-type="float">
            <text:p>20.190779827131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float" office:value="10.9201648339208" calcext:value-type="float">
            <text:p>10.920164833920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82" calcext:value-type="float">
            <text:p>5628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5 Z ODDZIAŁAMI INTEGRACYJNYMI IM. HENRYKA SIEN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iotra Ignuta 28</text:p>
          </table:table-cell>
          <table:table-cell office:value-type="float" office:value="34" calcext:value-type="float">
            <text:p>34</text:p>
          </table:table-cell>
          <table:table-cell office:value-type="float" office:value="70.0882352941177" calcext:value-type="float">
            <text:p>70.0882352941177</text:p>
          </table:table-cell>
          <table:table-cell office:value-type="float" office:value="15.8046300867793" calcext:value-type="float">
            <text:p>15.804630086779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9.4285714285714" calcext:value-type="float">
            <text:p>59.4285714285714</text:p>
          </table:table-cell>
          <table:table-cell office:value-type="float" office:value="30.0573601295786" calcext:value-type="float">
            <text:p>30.057360129578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73.0789473684211" calcext:value-type="float">
            <text:p>73.0789473684211</text:p>
          </table:table-cell>
          <table:table-cell office:value-type="float" office:value="29.6429467770802" calcext:value-type="float">
            <text:p>29.6429467770802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619" calcext:value-type="float">
            <text:p>13361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3 IM. TRADYCJI HERBU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lista 17</text:p>
          </table:table-cell>
          <table:table-cell office:value-type="float" office:value="40" calcext:value-type="float">
            <text:p>40</text:p>
          </table:table-cell>
          <table:table-cell office:value-type="float" office:value="69.725" calcext:value-type="float">
            <text:p>69.725</text:p>
          </table:table-cell>
          <table:table-cell office:value-type="float" office:value="18.1093725733389" calcext:value-type="float">
            <text:p>18.109372573338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56.2" calcext:value-type="float">
            <text:p>56.2</text:p>
          </table:table-cell>
          <table:table-cell office:value-type="float" office:value="27.984995979989" calcext:value-type="float">
            <text:p>27.984995979989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75.6829268292683" calcext:value-type="float">
            <text:p>75.6829268292683</text:p>
          </table:table-cell>
          <table:table-cell office:value-type="float" office:value="26.4837170631777" calcext:value-type="float">
            <text:p>26.483717063177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5778" calcext:value-type="float">
            <text:p>857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86 DLA NIEDOSTOSOWANYCH SPOŁECZN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ielecka 51a</text:p>
          </table:table-cell>
          <table:table-cell office:value-type="float" office:value="33" calcext:value-type="float">
            <text:p>33</text:p>
          </table:table-cell>
          <table:table-cell office:value-type="float" office:value="40.4545454545455" calcext:value-type="float">
            <text:p>40.4545454545455</text:p>
          </table:table-cell>
          <table:table-cell office:value-type="float" office:value="18.5441175988684" calcext:value-type="float">
            <text:p>18.544117598868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1.4545454545455" calcext:value-type="float">
            <text:p>21.4545454545455</text:p>
          </table:table-cell>
          <table:table-cell office:value-type="float" office:value="11.8093206873392" calcext:value-type="float">
            <text:p>11.809320687339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.0606060606061" calcext:value-type="float">
            <text:p>37.0606060606061</text:p>
          </table:table-cell>
          <table:table-cell office:value-type="float" office:value="26.1903745838965" calcext:value-type="float">
            <text:p>26.190374583896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508" calcext:value-type="float">
            <text:p>12450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AMS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błowicka 143</text:p>
          </table:table-cell>
          <table:table-cell office:value-type="float" office:value="16" calcext:value-type="float">
            <text:p>16</text:p>
          </table:table-cell>
          <table:table-cell office:value-type="float" office:value="69.4375" calcext:value-type="float">
            <text:p>69.4375</text:p>
          </table:table-cell>
          <table:table-cell office:value-type="float" office:value="10.9770712737961" calcext:value-type="float">
            <text:p>10.977071273796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5.6709953059869" calcext:value-type="float">
            <text:p>25.670995305986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85.3125" calcext:value-type="float">
            <text:p>85.3125</text:p>
          </table:table-cell>
          <table:table-cell office:value-type="float" office:value="18.4584626594416" calcext:value-type="float">
            <text:p>18.458462659441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1654" calcext:value-type="float">
            <text:p>13165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AUTORSKA SZKOŁA PODSTAWOWA JASKÓŁK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botnicza 36</text:p>
          </table:table-cell>
          <table:table-cell office:value-type="float" office:value="14" calcext:value-type="float">
            <text:p>14</text:p>
          </table:table-cell>
          <table:table-cell office:value-type="float" office:value="78.2142857142857" calcext:value-type="float">
            <text:p>78.2142857142857</text:p>
          </table:table-cell>
          <table:table-cell office:value-type="float" office:value="12.2717944399142" calcext:value-type="float">
            <text:p>12.271794439914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4.5714285714286" calcext:value-type="float">
            <text:p>54.5714285714286</text:p>
          </table:table-cell>
          <table:table-cell office:value-type="float" office:value="30.8584655801157" calcext:value-type="float">
            <text:p>30.85846558011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88.7857142857143" calcext:value-type="float">
            <text:p>88.7857142857143</text:p>
          </table:table-cell>
          <table:table-cell office:value-type="float" office:value="14.5758046650143" calcext:value-type="float">
            <text:p>14.5758046650143</text:p>
          </table:table-cell>
          <table:table-cell office:value-type="float" office:value="95.5" calcext:value-type="float">
            <text:p>95.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9452" calcext:value-type="float">
            <text:p>2694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"INSPIRACJ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leniogórska 2</text:p>
          </table:table-cell>
          <table:table-cell office:value-type="float" office:value="12" calcext:value-type="float">
            <text:p>12</text:p>
          </table:table-cell>
          <table:table-cell office:value-type="float" office:value="63.9166666666667" calcext:value-type="float">
            <text:p>63.9166666666667</text:p>
          </table:table-cell>
          <table:table-cell office:value-type="float" office:value="13.1368332899862" calcext:value-type="float">
            <text:p>13.136833289986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2.6666666666667" calcext:value-type="float">
            <text:p>52.6666666666667</text:p>
          </table:table-cell>
          <table:table-cell office:value-type="float" office:value="25.2894356511875" calcext:value-type="float">
            <text:p>25.289435651187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7.5833333333333" calcext:value-type="float">
            <text:p>87.5833333333333</text:p>
          </table:table-cell>
          <table:table-cell office:value-type="float" office:value="12.099988521574" calcext:value-type="float">
            <text:p>12.09998852157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325" calcext:value-type="float">
            <text:p>2723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FUNDACJI KRÓLOWEJ ŚWIĘTEJ JADWIG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botnicza 36-38</text:p>
          </table:table-cell>
          <table:table-cell office:value-type="float" office:value="50" calcext:value-type="float">
            <text:p>50</text:p>
          </table:table-cell>
          <table:table-cell office:value-type="float" office:value="76.46" calcext:value-type="float">
            <text:p>76.46</text:p>
          </table:table-cell>
          <table:table-cell office:value-type="float" office:value="13.7407568932719" calcext:value-type="float">
            <text:p>13.7407568932719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62.56" calcext:value-type="float">
            <text:p>62.56</text:p>
          </table:table-cell>
          <table:table-cell office:value-type="float" office:value="25.3835852471632" calcext:value-type="float">
            <text:p>25.3835852471632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83.8163265306122" calcext:value-type="float">
            <text:p>83.8163265306122</text:p>
          </table:table-cell>
          <table:table-cell office:value-type="float" office:value="17.9451243669817" calcext:value-type="float">
            <text:p>17.945124366981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529" calcext:value-type="float">
            <text:p>2725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AUTORSKA SZKOŁA PODSTAWOWA GALILE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owrocławska 56</text:p>
          </table:table-cell>
          <table:table-cell office:value-type="float" office:value="9" calcext:value-type="float">
            <text:p>9</text:p>
          </table:table-cell>
          <table:table-cell office:value-type="float" office:value="70.2222222222222" calcext:value-type="float">
            <text:p>70.2222222222222</text:p>
          </table:table-cell>
          <table:table-cell office:value-type="float" office:value="15.2445092321267" calcext:value-type="float">
            <text:p>15.244509232126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60.8" calcext:value-type="float">
            <text:p>60.8</text:p>
          </table:table-cell>
          <table:table-cell office:value-type="float" office:value="21.6739474946305" calcext:value-type="float">
            <text:p>21.67394749463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1.7217746096741" calcext:value-type="float">
            <text:p>11.721774609674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5696" calcext:value-type="float">
            <text:p>2756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- WROCŁAW COSMOPOLITAN SCHOOL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abryczna 14a</text:p>
          </table:table-cell>
          <table:table-cell office:value-type="float" office:value="7" calcext:value-type="float">
            <text:p>7</text:p>
          </table:table-cell>
          <table:table-cell office:value-type="float" office:value="60.4285714285714" calcext:value-type="float">
            <text:p>60.4285714285714</text:p>
          </table:table-cell>
          <table:table-cell office:value-type="float" office:value="13.3079690718128" calcext:value-type="float">
            <text:p>13.307969071812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4.5714285714286" calcext:value-type="float">
            <text:p>64.5714285714286</text:p>
          </table:table-cell>
          <table:table-cell office:value-type="float" office:value="29.5821236698167" calcext:value-type="float">
            <text:p>29.582123669816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89.7692307692308" calcext:value-type="float">
            <text:p>89.7692307692308</text:p>
          </table:table-cell>
          <table:table-cell office:value-type="float" office:value="11.1710742280357" calcext:value-type="float">
            <text:p>11.171074228035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491" calcext:value-type="float">
            <text:p>204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OLSKO-NIEMIECK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s. Marcina Lutra 2-8</text:p>
          </table:table-cell>
          <table:table-cell office:value-type="float" office:value="10" calcext:value-type="float">
            <text:p>10</text:p>
          </table:table-cell>
          <table:table-cell office:value-type="float" office:value="81.6" calcext:value-type="float">
            <text:p>81.6</text:p>
          </table:table-cell>
          <table:table-cell office:value-type="float" office:value="8.38093073590278" calcext:value-type="float">
            <text:p>8.3809307359027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85.6" calcext:value-type="float">
            <text:p>85.6</text:p>
          </table:table-cell>
          <table:table-cell office:value-type="float" office:value="13.7637204272682" calcext:value-type="float">
            <text:p>13.763720427268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6.2857142857143" calcext:value-type="float">
            <text:p>96.2857142857143</text:p>
          </table:table-cell>
          <table:table-cell office:value-type="float" office:value="2.43276948084663" calcext:value-type="float">
            <text:p>2.4327694808466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25" calcext:value-type="float">
            <text:p>218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3 Z ODDZIAŁAMI INTEGRACYJNYMI IM. JANA KACZMAR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ochowa 36-38</text:p>
          </table:table-cell>
          <table:table-cell office:value-type="float" office:value="61" calcext:value-type="float">
            <text:p>61</text:p>
          </table:table-cell>
          <table:table-cell office:value-type="float" office:value="68.4590163934426" calcext:value-type="float">
            <text:p>68.4590163934426</text:p>
          </table:table-cell>
          <table:table-cell office:value-type="float" office:value="20.1564160313593" calcext:value-type="float">
            <text:p>20.156416031359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0.7540983606557" calcext:value-type="float">
            <text:p>50.7540983606557</text:p>
          </table:table-cell>
          <table:table-cell office:value-type="float" office:value="28.2614582813245" calcext:value-type="float">
            <text:p>28.261458281324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8.952380952381" calcext:value-type="float">
            <text:p>68.952380952381</text:p>
          </table:table-cell>
          <table:table-cell office:value-type="float" office:value="29.3405989764919" calcext:value-type="float">
            <text:p>29.3405989764919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3 IM. GEN. STEFANA "GROTA" ROWE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ystankowa 32</text:p>
          </table:table-cell>
          <table:table-cell office:value-type="float" office:value="35" calcext:value-type="float">
            <text:p>35</text:p>
          </table:table-cell>
          <table:table-cell office:value-type="float" office:value="72.1142857142857" calcext:value-type="float">
            <text:p>72.1142857142857</text:p>
          </table:table-cell>
          <table:table-cell office:value-type="float" office:value="13.9934095274912" calcext:value-type="float">
            <text:p>13.993409527491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2.5142857142857" calcext:value-type="float">
            <text:p>62.5142857142857</text:p>
          </table:table-cell>
          <table:table-cell office:value-type="float" office:value="27.8622852396481" calcext:value-type="float">
            <text:p>27.862285239648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66.8723404255319" calcext:value-type="float">
            <text:p>66.8723404255319</text:p>
          </table:table-cell>
          <table:table-cell office:value-type="float" office:value="29.8254617922029" calcext:value-type="float">
            <text:p>29.8254617922029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267" calcext:value-type="float">
            <text:p>1226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HENRYKA SUCHAR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muny Paryskiej 36-3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8.2457965271207" calcext:value-type="float">
            <text:p>18.2457965271207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.4545454545455" calcext:value-type="float">
            <text:p>54.4545454545455</text:p>
          </table:table-cell>
          <table:table-cell office:value-type="float" office:value="29.923732254953" calcext:value-type="float">
            <text:p>29.92373225495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3.3" calcext:value-type="float">
            <text:p>63.3</text:p>
          </table:table-cell>
          <table:table-cell office:value-type="float" office:value="30.5686658742794" calcext:value-type="float">
            <text:p>30.5686658742794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OLSKO-BRYTYJSKA DWUJĘZYCZN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Akacjowa 10-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0" calcext:value-type="float">
            <text:p>1061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EK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56</text:p>
          </table:table-cell>
          <table:table-cell office:value-type="float" office:value="65" calcext:value-type="float">
            <text:p>65</text:p>
          </table:table-cell>
          <table:table-cell office:value-type="float" office:value="82.6307692307692" calcext:value-type="float">
            <text:p>82.6307692307692</text:p>
          </table:table-cell>
          <table:table-cell office:value-type="float" office:value="15.2976310189813" calcext:value-type="float">
            <text:p>15.297631018981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77.6615384615385" calcext:value-type="float">
            <text:p>77.6615384615385</text:p>
          </table:table-cell>
          <table:table-cell office:value-type="float" office:value="25.0527301893592" calcext:value-type="float">
            <text:p>25.052730189359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92.0909090909091" calcext:value-type="float">
            <text:p>92.0909090909091</text:p>
          </table:table-cell>
          <table:table-cell office:value-type="float" office:value="10.3787768192819" calcext:value-type="float">
            <text:p>10.378776819281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7" calcext:value-type="float">
            <text:p>21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7 IM. PROF. STANISŁAWA KULC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eczysta 105</text:p>
          </table:table-cell>
          <table:table-cell office:value-type="float" office:value="121" calcext:value-type="float">
            <text:p>121</text:p>
          </table:table-cell>
          <table:table-cell office:value-type="float" office:value="70.3553719008264" calcext:value-type="float">
            <text:p>70.3553719008264</text:p>
          </table:table-cell>
          <table:table-cell office:value-type="float" office:value="19.6004973389981" calcext:value-type="float">
            <text:p>19.6004973389981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65.6528925619835" calcext:value-type="float">
            <text:p>65.6528925619835</text:p>
          </table:table-cell>
          <table:table-cell office:value-type="float" office:value="30.046440843061" calcext:value-type="float">
            <text:p>30.04644084306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8.1" calcext:value-type="float">
            <text:p>78.1</text:p>
          </table:table-cell>
          <table:table-cell office:value-type="float" office:value="25.2452127982865" calcext:value-type="float">
            <text:p>25.245212798286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0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poroska 28</text:p>
          </table:table-cell>
          <table:table-cell office:value-type="float" office:value="46" calcext:value-type="float">
            <text:p>46</text:p>
          </table:table-cell>
          <table:table-cell office:value-type="float" office:value="65.8913043478261" calcext:value-type="float">
            <text:p>65.8913043478261</text:p>
          </table:table-cell>
          <table:table-cell office:value-type="float" office:value="19.5550819157952" calcext:value-type="float">
            <text:p>19.555081915795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52.3478260869565" calcext:value-type="float">
            <text:p>52.3478260869565</text:p>
          </table:table-cell>
          <table:table-cell office:value-type="float" office:value="30.7339335130918" calcext:value-type="float">
            <text:p>30.733933513091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4.5849056603774" calcext:value-type="float">
            <text:p>64.5849056603774</text:p>
          </table:table-cell>
          <table:table-cell office:value-type="float" office:value="30.1683540068342" calcext:value-type="float">
            <text:p>30.1683540068342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64" calcext:value-type="float">
            <text:p>209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nstantego Ildefonsa Gałczyńskiego 8</text:p>
          </table:table-cell>
          <table:table-cell office:value-type="float" office:value="105" calcext:value-type="float">
            <text:p>105</text:p>
          </table:table-cell>
          <table:table-cell office:value-type="float" office:value="75.8" calcext:value-type="float">
            <text:p>75.8</text:p>
          </table:table-cell>
          <table:table-cell office:value-type="float" office:value="12.0312292053005" calcext:value-type="float">
            <text:p>12.031229205300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73.447619047619" calcext:value-type="float">
            <text:p>73.447619047619</text:p>
          </table:table-cell>
          <table:table-cell office:value-type="float" office:value="24.8615139378809" calcext:value-type="float">
            <text:p>24.8615139378809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85.3783783783784" calcext:value-type="float">
            <text:p>85.3783783783784</text:p>
          </table:table-cell>
          <table:table-cell office:value-type="float" office:value="16.5273750819685" calcext:value-type="float">
            <text:p>16.527375081968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6" calcext:value-type="float">
            <text:p>1487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7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nuszowicka 35-37</text:p>
          </table:table-cell>
          <table:table-cell office:value-type="float" office:value="73" calcext:value-type="float">
            <text:p>73</text:p>
          </table:table-cell>
          <table:table-cell office:value-type="float" office:value="77.6575342465753" calcext:value-type="float">
            <text:p>77.6575342465753</text:p>
          </table:table-cell>
          <table:table-cell office:value-type="float" office:value="11.9120282000115" calcext:value-type="float">
            <text:p>11.912028200011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5.3424657534247" calcext:value-type="float">
            <text:p>75.3424657534247</text:p>
          </table:table-cell>
          <table:table-cell office:value-type="float" office:value="22.3644894518209" calcext:value-type="float">
            <text:p>22.364489451820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2.2133333333333" calcext:value-type="float">
            <text:p>82.2133333333333</text:p>
          </table:table-cell>
          <table:table-cell office:value-type="float" office:value="22.5703601113397" calcext:value-type="float">
            <text:p>22.570360111339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2" calcext:value-type="float">
            <text:p>10614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DWUJĘZYCZNA SZKOŁA PODSTAWOWA "ATUT" FUNDACJI EDUKACJI MIĘDZYNARODOW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cławicka 101</text:p>
          </table:table-cell>
          <table:table-cell office:value-type="float" office:value="47" calcext:value-type="float">
            <text:p>47</text:p>
          </table:table-cell>
          <table:table-cell office:value-type="float" office:value="75.9787234042553" calcext:value-type="float">
            <text:p>75.9787234042553</text:p>
          </table:table-cell>
          <table:table-cell office:value-type="float" office:value="8.8160621346377" calcext:value-type="float">
            <text:p>8.81606213463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79.3191489361702" calcext:value-type="float">
            <text:p>79.3191489361702</text:p>
          </table:table-cell>
          <table:table-cell office:value-type="float" office:value="20.3680040938" calcext:value-type="float">
            <text:p>20.368004093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95.6595744680851" calcext:value-type="float">
            <text:p>95.6595744680851</text:p>
          </table:table-cell>
          <table:table-cell office:value-type="float" office:value="4.52076342519515" calcext:value-type="float">
            <text:p>4.5207634251951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6" calcext:value-type="float">
            <text:p>2153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6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etrzna 50</text:p>
          </table:table-cell>
          <table:table-cell office:value-type="float" office:value="23" calcext:value-type="float">
            <text:p>23</text:p>
          </table:table-cell>
          <table:table-cell office:value-type="float" office:value="74.6086956521739" calcext:value-type="float">
            <text:p>74.6086956521739</text:p>
          </table:table-cell>
          <table:table-cell office:value-type="float" office:value="14.4033182482214" calcext:value-type="float">
            <text:p>14.403318248221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5.4782608695652" calcext:value-type="float">
            <text:p>75.4782608695652</text:p>
          </table:table-cell>
          <table:table-cell office:value-type="float" office:value="23.9508002321015" calcext:value-type="float">
            <text:p>23.950800232101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84.8076923076923" calcext:value-type="float">
            <text:p>84.8076923076923</text:p>
          </table:table-cell>
          <table:table-cell office:value-type="float" office:value="18.5078345796693" calcext:value-type="float">
            <text:p>18.5078345796693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4 IM. WŁADYSŁAWA BRONIE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ojszycka 1</text:p>
          </table:table-cell>
          <table:table-cell office:value-type="float" office:value="87" calcext:value-type="float">
            <text:p>87</text:p>
          </table:table-cell>
          <table:table-cell office:value-type="float" office:value="77.8390804597701" calcext:value-type="float">
            <text:p>77.8390804597701</text:p>
          </table:table-cell>
          <table:table-cell office:value-type="float" office:value="12.2876197513776" calcext:value-type="float">
            <text:p>12.28761975137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73.5632183908046" calcext:value-type="float">
            <text:p>73.5632183908046</text:p>
          </table:table-cell>
          <table:table-cell office:value-type="float" office:value="25.3080792830725" calcext:value-type="float">
            <text:p>25.3080792830725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6.7551020408163" calcext:value-type="float">
            <text:p>86.7551020408163</text:p>
          </table:table-cell>
          <table:table-cell office:value-type="float" office:value="18.2863064772913" calcext:value-type="float">
            <text:p>18.286306477291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3" calcext:value-type="float">
            <text:p>103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1 IM. JANUSZA KOR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arbowców 8</text:p>
          </table:table-cell>
          <table:table-cell office:value-type="float" office:value="48" calcext:value-type="float">
            <text:p>48</text:p>
          </table:table-cell>
          <table:table-cell office:value-type="float" office:value="74.9375" calcext:value-type="float">
            <text:p>74.9375</text:p>
          </table:table-cell>
          <table:table-cell office:value-type="float" office:value="10.2233520473147" calcext:value-type="float">
            <text:p>10.2233520473147</text:p>
          </table:table-cell>
          <table:table-cell office:value-type="float" office:value="74.5" calcext:value-type="float">
            <text:p>74.5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0.0833333333333" calcext:value-type="float">
            <text:p>70.0833333333333</text:p>
          </table:table-cell>
          <table:table-cell office:value-type="float" office:value="25.0464845614886" calcext:value-type="float">
            <text:p>25.0464845614886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87.9130434782609" calcext:value-type="float">
            <text:p>87.9130434782609</text:p>
          </table:table-cell>
          <table:table-cell office:value-type="float" office:value="14.0895059421458" calcext:value-type="float">
            <text:p>14.089505942145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PORTOWA SZKOŁA PODSTAWOWA NR 72 IM. WŁADKA ZAREMB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rwała 17-19</text:p>
          </table:table-cell>
          <table:table-cell office:value-type="float" office:value="80" calcext:value-type="float">
            <text:p>80</text:p>
          </table:table-cell>
          <table:table-cell office:value-type="float" office:value="69.975" calcext:value-type="float">
            <text:p>69.975</text:p>
          </table:table-cell>
          <table:table-cell office:value-type="float" office:value="15.5249597422989" calcext:value-type="float">
            <text:p>15.5249597422989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55.65" calcext:value-type="float">
            <text:p>55.65</text:p>
          </table:table-cell>
          <table:table-cell office:value-type="float" office:value="29.1492281201407" calcext:value-type="float">
            <text:p>29.149228120140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71.9418604651163" calcext:value-type="float">
            <text:p>71.9418604651163</text:p>
          </table:table-cell>
          <table:table-cell office:value-type="float" office:value="26.0631409747348" calcext:value-type="float">
            <text:p>26.063140974734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3 IM. GENERAŁA WŁADYSŁAWA ANDERS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liniana 30</text:p>
          </table:table-cell>
          <table:table-cell office:value-type="float" office:value="22" calcext:value-type="float">
            <text:p>22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12.0967176751546" calcext:value-type="float">
            <text:p>12.0967176751546</text:p>
          </table:table-cell>
          <table:table-cell office:value-type="float" office:value="65.5" calcext:value-type="float">
            <text:p>65.5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59.6363636363636" calcext:value-type="float">
            <text:p>59.6363636363636</text:p>
          </table:table-cell>
          <table:table-cell office:value-type="float" office:value="27.7366601098544" calcext:value-type="float">
            <text:p>27.736660109854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4.9285714285714" calcext:value-type="float">
            <text:p>74.9285714285714</text:p>
          </table:table-cell>
          <table:table-cell office:value-type="float" office:value="25.6764602748295" calcext:value-type="float">
            <text:p>25.6764602748295</text:p>
          </table:table-cell>
          <table:table-cell office:value-type="float" office:value="84.5" calcext:value-type="float">
            <text:p>84.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0 IM. PROF. STANISŁAWA TOŁP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rzechowa 62</text:p>
          </table:table-cell>
          <table:table-cell office:value-type="float" office:value="109" calcext:value-type="float">
            <text:p>109</text:p>
          </table:table-cell>
          <table:table-cell office:value-type="float" office:value="75.6605504587156" calcext:value-type="float">
            <text:p>75.6605504587156</text:p>
          </table:table-cell>
          <table:table-cell office:value-type="float" office:value="13.2756382962952" calcext:value-type="float">
            <text:p>13.275638296295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7.7064220183486" calcext:value-type="float">
            <text:p>67.7064220183486</text:p>
          </table:table-cell>
          <table:table-cell office:value-type="float" office:value="26.6417974544083" calcext:value-type="float">
            <text:p>26.641797454408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75.0564516129032" calcext:value-type="float">
            <text:p>75.0564516129032</text:p>
          </table:table-cell>
          <table:table-cell office:value-type="float" office:value="26.0478165821873" calcext:value-type="float">
            <text:p>26.0478165821873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7" calcext:value-type="float">
            <text:p>14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6 Z ODDZIAŁAMI SPORTOWYMI IM. ŻOŁNIERZY I ARMII WOJSKA POL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ndy 13</text:p>
          </table:table-cell>
          <table:table-cell office:value-type="float" office:value="107" calcext:value-type="float">
            <text:p>107</text:p>
          </table:table-cell>
          <table:table-cell office:value-type="float" office:value="73.9719626168224" calcext:value-type="float">
            <text:p>73.9719626168224</text:p>
          </table:table-cell>
          <table:table-cell office:value-type="float" office:value="14.5502403512442" calcext:value-type="float">
            <text:p>14.550240351244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73.0841121495327" calcext:value-type="float">
            <text:p>73.0841121495327</text:p>
          </table:table-cell>
          <table:table-cell office:value-type="float" office:value="28.539895504831" calcext:value-type="float">
            <text:p>28.53989550483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78.8141592920354" calcext:value-type="float">
            <text:p>78.8141592920354</text:p>
          </table:table-cell>
          <table:table-cell office:value-type="float" office:value="23.9071021670909" calcext:value-type="float">
            <text:p>23.907102167090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0 IM.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lna 4</text:p>
          </table:table-cell>
          <table:table-cell office:value-type="float" office:value="105" calcext:value-type="float">
            <text:p>105</text:p>
          </table:table-cell>
          <table:table-cell office:value-type="float" office:value="69.0380952380952" calcext:value-type="float">
            <text:p>69.0380952380952</text:p>
          </table:table-cell>
          <table:table-cell office:value-type="float" office:value="15.4395434237476" calcext:value-type="float">
            <text:p>15.43954342374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62.7047619047619" calcext:value-type="float">
            <text:p>62.7047619047619</text:p>
          </table:table-cell>
          <table:table-cell office:value-type="float" office:value="30.072903104519" calcext:value-type="float">
            <text:p>30.072903104519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70.4017094017094" calcext:value-type="float">
            <text:p>70.4017094017094</text:p>
          </table:table-cell>
          <table:table-cell office:value-type="float" office:value="24.8489659380236" calcext:value-type="float">
            <text:p>24.8489659380236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ERMIERCZA SPORTOWA SZKOŁA PODSTAWOWA NR 85 IM. PROF. MARIANA S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en. Romualda Traugutta 37</text:p>
          </table:table-cell>
          <table:table-cell office:value-type="float" office:value="55" calcext:value-type="float">
            <text:p>55</text:p>
          </table:table-cell>
          <table:table-cell office:value-type="float" office:value="61.9454545454545" calcext:value-type="float">
            <text:p>61.9454545454545</text:p>
          </table:table-cell>
          <table:table-cell office:value-type="float" office:value="21.0630380108838" calcext:value-type="float">
            <text:p>21.063038010883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.3272727272727" calcext:value-type="float">
            <text:p>46.3272727272727</text:p>
          </table:table-cell>
          <table:table-cell office:value-type="float" office:value="26.9430743642656" calcext:value-type="float">
            <text:p>26.94307436426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1.8928571428571" calcext:value-type="float">
            <text:p>61.8928571428571</text:p>
          </table:table-cell>
          <table:table-cell office:value-type="float" office:value="28.6117349622672" calcext:value-type="float">
            <text:p>28.6117349622672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76" calcext:value-type="float">
            <text:p>1407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 IM. WINCENTEGO P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yska 66</text:p>
          </table:table-cell>
          <table:table-cell office:value-type="float" office:value="64" calcext:value-type="float">
            <text:p>64</text:p>
          </table:table-cell>
          <table:table-cell office:value-type="float" office:value="73.078125" calcext:value-type="float">
            <text:p>73.078125</text:p>
          </table:table-cell>
          <table:table-cell office:value-type="float" office:value="13.7775912802048" calcext:value-type="float">
            <text:p>13.7775912802048</text:p>
          </table:table-cell>
          <table:table-cell office:value-type="float" office:value="74.5" calcext:value-type="float">
            <text:p>74.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9.3125" calcext:value-type="float">
            <text:p>69.3125</text:p>
          </table:table-cell>
          <table:table-cell office:value-type="float" office:value="28.6011773140547" calcext:value-type="float">
            <text:p>28.601177314054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75.1818181818182" calcext:value-type="float">
            <text:p>75.1818181818182</text:p>
          </table:table-cell>
          <table:table-cell office:value-type="float" office:value="23.4830106807796" calcext:value-type="float">
            <text:p>23.4830106807796</text:p>
          </table:table-cell>
          <table:table-cell office:value-type="float" office:value="84.5" calcext:value-type="float">
            <text:p>84.5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10" calcext:value-type="float">
            <text:p>14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6 IM. LEONIDA TELIG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akowska 2</text:p>
          </table:table-cell>
          <table:table-cell office:value-type="float" office:value="39" calcext:value-type="float">
            <text:p>39</text:p>
          </table:table-cell>
          <table:table-cell office:value-type="float" office:value="55.3846153846154" calcext:value-type="float">
            <text:p>55.3846153846154</text:p>
          </table:table-cell>
          <table:table-cell office:value-type="float" office:value="15.5061863330627" calcext:value-type="float">
            <text:p>15.506186333062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5.6923076923077" calcext:value-type="float">
            <text:p>35.6923076923077</text:p>
          </table:table-cell>
          <table:table-cell office:value-type="float" office:value="24.8298350791779" calcext:value-type="float">
            <text:p>24.829835079177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.525" calcext:value-type="float">
            <text:p>57.525</text:p>
          </table:table-cell>
          <table:table-cell office:value-type="float" office:value="30.6854912784528" calcext:value-type="float">
            <text:p>30.6854912784528</text:p>
          </table:table-cell>
          <table:table-cell office:value-type="float" office:value="63.5" calcext:value-type="float">
            <text:p>63.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498" calcext:value-type="float">
            <text:p>1244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RYWATNA SZKOŁA PODSTAWOWA AMERICAN SCHOOL OF WROCŁA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artynicka 29-37</text:p>
          </table:table-cell>
          <table:table-cell office:value-type="float" office:value="13" calcext:value-type="float">
            <text:p>13</text:p>
          </table:table-cell>
          <table:table-cell office:value-type="float" office:value="57.4615384615385" calcext:value-type="float">
            <text:p>57.4615384615385</text:p>
          </table:table-cell>
          <table:table-cell office:value-type="float" office:value="17.6444167879526" calcext:value-type="float">
            <text:p>17.644416787952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64.9230769230769" calcext:value-type="float">
            <text:p>64.9230769230769</text:p>
          </table:table-cell>
          <table:table-cell office:value-type="float" office:value="25.11040709305" calcext:value-type="float">
            <text:p>25.1104070930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83.9375" calcext:value-type="float">
            <text:p>83.9375</text:p>
          </table:table-cell>
          <table:table-cell office:value-type="float" office:value="19.2628812421714" calcext:value-type="float">
            <text:p>19.262881242171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8" calcext:value-type="float">
            <text:p>155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9 IM. TADEUSZA KOŚCIUS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łubczycka 3</text:p>
          </table:table-cell>
          <table:table-cell office:value-type="float" office:value="70" calcext:value-type="float">
            <text:p>70</text:p>
          </table:table-cell>
          <table:table-cell office:value-type="float" office:value="68.9" calcext:value-type="float">
            <text:p>68.9</text:p>
          </table:table-cell>
          <table:table-cell office:value-type="float" office:value="16.4274595897062" calcext:value-type="float">
            <text:p>16.4274595897062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2.9714285714286" calcext:value-type="float">
            <text:p>62.9714285714286</text:p>
          </table:table-cell>
          <table:table-cell office:value-type="float" office:value="26.5991253500516" calcext:value-type="float">
            <text:p>26.599125350051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6.0285714285714" calcext:value-type="float">
            <text:p>66.0285714285714</text:p>
          </table:table-cell>
          <table:table-cell office:value-type="float" office:value="28.4228134872432" calcext:value-type="float">
            <text:p>28.4228134872432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48" calcext:value-type="float">
            <text:p>13394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UNISPORT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Drukarska 5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.4565407529229" calcext:value-type="float">
            <text:p>7.456540752922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415" calcext:value-type="float">
            <text:p>262415</text:p>
          </table:table-cell>
          <table:table-cell office:value-type="string" calcext:value-type="string">
            <text:p>dla dorosłych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DLA DOROSŁYCH NR 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wobodna 73</text:p>
          </table:table-cell>
          <table:table-cell office:value-type="float" office:value="13" calcext:value-type="float">
            <text:p>13</text:p>
          </table:table-cell>
          <table:table-cell office:value-type="float" office:value="23.9230769230769" calcext:value-type="float">
            <text:p>23.9230769230769</text:p>
          </table:table-cell>
          <table:table-cell office:value-type="float" office:value="16.198107859403" calcext:value-type="float">
            <text:p>16.19810785940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9090909090909" calcext:value-type="float">
            <text:p>14.9090909090909</text:p>
          </table:table-cell>
          <table:table-cell office:value-type="float" office:value="5.1425947722658" calcext:value-type="float">
            <text:p>5.142594772265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.8888888888889" calcext:value-type="float">
            <text:p>29.8888888888889</text:p>
          </table:table-cell>
          <table:table-cell office:value-type="float" office:value="30.4355218068349" calcext:value-type="float">
            <text:p>30.43552180683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401" calcext:value-type="float">
            <text:p>2624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2 IM. 100-LECIA NIEPODLEGŁOŚCI POLS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zka 40</text:p>
          </table:table-cell>
          <table:table-cell office:value-type="float" office:value="107" calcext:value-type="float">
            <text:p>107</text:p>
          </table:table-cell>
          <table:table-cell office:value-type="float" office:value="77.2990654205608" calcext:value-type="float">
            <text:p>77.2990654205608</text:p>
          </table:table-cell>
          <table:table-cell office:value-type="float" office:value="12.3736341289238" calcext:value-type="float">
            <text:p>12.373634128923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76.0747663551402" calcext:value-type="float">
            <text:p>76.0747663551402</text:p>
          </table:table-cell>
          <table:table-cell office:value-type="float" office:value="27.6262441034457" calcext:value-type="float">
            <text:p>27.6262441034457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6.2173913043478" calcext:value-type="float">
            <text:p>86.2173913043478</text:p>
          </table:table-cell>
          <table:table-cell office:value-type="float" office:value="18.4073627087196" calcext:value-type="float">
            <text:p>18.407362708719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794" calcext:value-type="float">
            <text:p>133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1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strzębia 26</text:p>
          </table:table-cell>
          <table:table-cell office:value-type="float" office:value="103" calcext:value-type="float">
            <text:p>103</text:p>
          </table:table-cell>
          <table:table-cell office:value-type="float" office:value="73.3106796116505" calcext:value-type="float">
            <text:p>73.3106796116505</text:p>
          </table:table-cell>
          <table:table-cell office:value-type="float" office:value="12.9592558864451" calcext:value-type="float">
            <text:p>12.959255886445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76.4660194174757" calcext:value-type="float">
            <text:p>76.4660194174757</text:p>
          </table:table-cell>
          <table:table-cell office:value-type="float" office:value="25.3675182318323" calcext:value-type="float">
            <text:p>25.367518231832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2.8782608695652" calcext:value-type="float">
            <text:p>82.8782608695652</text:p>
          </table:table-cell>
          <table:table-cell office:value-type="float" office:value="23.4976956598568" calcext:value-type="float">
            <text:p>23.497695659856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2639" calcext:value-type="float">
            <text:p>9263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8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rowska 101</text:p>
          </table:table-cell>
          <table:table-cell office:value-type="float" office:value="29" calcext:value-type="float">
            <text:p>29</text:p>
          </table:table-cell>
          <table:table-cell office:value-type="float" office:value="37.2758620689655" calcext:value-type="float">
            <text:p>37.2758620689655</text:p>
          </table:table-cell>
          <table:table-cell office:value-type="float" office:value="22.5952337844528" calcext:value-type="float">
            <text:p>22.59523378445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8.3448275862069" calcext:value-type="float">
            <text:p>18.3448275862069</text:p>
          </table:table-cell>
          <table:table-cell office:value-type="float" office:value="13.0576331542498" calcext:value-type="float">
            <text:p>13.05763315424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0.2592592592593" calcext:value-type="float">
            <text:p>20.2592592592593</text:p>
          </table:table-cell>
          <table:table-cell office:value-type="float" office:value="12.6508456534573" calcext:value-type="float">
            <text:p>12.650845653457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79" calcext:value-type="float">
            <text:p>5627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łbrzyska 50</text:p>
          </table:table-cell>
          <table:table-cell office:value-type="float" office:value="72" calcext:value-type="float">
            <text:p>72</text:p>
          </table:table-cell>
          <table:table-cell office:value-type="float" office:value="76.7777777777778" calcext:value-type="float">
            <text:p>76.7777777777778</text:p>
          </table:table-cell>
          <table:table-cell office:value-type="float" office:value="11.1768886326282" calcext:value-type="float">
            <text:p>11.176888632628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.2222222222222" calcext:value-type="float">
            <text:p>69.2222222222222</text:p>
          </table:table-cell>
          <table:table-cell office:value-type="float" office:value="29.132943467177" calcext:value-type="float">
            <text:p>29.13294346717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3.44" calcext:value-type="float">
            <text:p>83.44</text:p>
          </table:table-cell>
          <table:table-cell office:value-type="float" office:value="19.78028648259" calcext:value-type="float">
            <text:p>19.7802864825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798" calcext:value-type="float">
            <text:p>1337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wstańców Śląskich 210-218</text:p>
          </table:table-cell>
          <table:table-cell office:value-type="float" office:value="99" calcext:value-type="float">
            <text:p>99</text:p>
          </table:table-cell>
          <table:table-cell office:value-type="float" office:value="78.5050505050505" calcext:value-type="float">
            <text:p>78.5050505050505</text:p>
          </table:table-cell>
          <table:table-cell office:value-type="float" office:value="12.6198286637537" calcext:value-type="float">
            <text:p>12.619828663753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76.040404040404" calcext:value-type="float">
            <text:p>76.040404040404</text:p>
          </table:table-cell>
          <table:table-cell office:value-type="float" office:value="25.6313882667954" calcext:value-type="float">
            <text:p>25.6313882667954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3.4220183486239" calcext:value-type="float">
            <text:p>83.4220183486239</text:p>
          </table:table-cell>
          <table:table-cell office:value-type="float" office:value="19.7583073124414" calcext:value-type="float">
            <text:p>19.758307312441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894" calcext:value-type="float">
            <text:p>13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7 IM. TADEUSZA RÓŻ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. Jerzego 4</text:p>
          </table:table-cell>
          <table:table-cell office:value-type="float" office:value="69" calcext:value-type="float">
            <text:p>69</text:p>
          </table:table-cell>
          <table:table-cell office:value-type="float" office:value="72.536231884058" calcext:value-type="float">
            <text:p>72.536231884058</text:p>
          </table:table-cell>
          <table:table-cell office:value-type="float" office:value="13.4881372572668" calcext:value-type="float">
            <text:p>13.488137257266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8.6857142857143" calcext:value-type="float">
            <text:p>58.6857142857143</text:p>
          </table:table-cell>
          <table:table-cell office:value-type="float" office:value="28.1848707425723" calcext:value-type="float">
            <text:p>28.1848707425723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74.1315789473684" calcext:value-type="float">
            <text:p>74.1315789473684</text:p>
          </table:table-cell>
          <table:table-cell office:value-type="float" office:value="25.0968346217853" calcext:value-type="float">
            <text:p>25.096834621785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8415" calcext:value-type="float">
            <text:p>1184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MONTESSOR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ieradzka 5</text:p>
          </table:table-cell>
          <table:table-cell office:value-type="float" office:value="15" calcext:value-type="float">
            <text:p>15</text:p>
          </table:table-cell>
          <table:table-cell office:value-type="float" office:value="73.4666666666667" calcext:value-type="float">
            <text:p>73.4666666666667</text:p>
          </table:table-cell>
          <table:table-cell office:value-type="float" office:value="6.94614201473659" calcext:value-type="float">
            <text:p>6.9461420147365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22.294991963817" calcext:value-type="float">
            <text:p>22.29499196381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89.9333333333333" calcext:value-type="float">
            <text:p>89.9333333333333</text:p>
          </table:table-cell>
          <table:table-cell office:value-type="float" office:value="10.3503086373735" calcext:value-type="float">
            <text:p>10.3503086373735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500" calcext:value-type="float">
            <text:p>1245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"INTERNATIONAL PRIMARY SCHOOL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Drukarska 52</text:p>
          </table:table-cell>
          <table:table-cell office:value-type="float" office:value="14" calcext:value-type="float">
            <text:p>14</text:p>
          </table:table-cell>
          <table:table-cell office:value-type="float" office:value="76.0714285714286" calcext:value-type="float">
            <text:p>76.0714285714286</text:p>
          </table:table-cell>
          <table:table-cell office:value-type="float" office:value="15.0117301073636" calcext:value-type="float">
            <text:p>15.011730107363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58.5714285714286" calcext:value-type="float">
            <text:p>58.5714285714286</text:p>
          </table:table-cell>
          <table:table-cell office:value-type="float" office:value="28.709665584245" calcext:value-type="float">
            <text:p>28.70966558424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10.1793441644856" calcext:value-type="float">
            <text:p>10.1793441644856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639" calcext:value-type="float">
            <text:p>26263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EDUKACJA"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akowska 56-62</text:p>
          </table:table-cell>
          <table:table-cell office:value-type="float" office:value="15" calcext:value-type="float">
            <text:p>15</text:p>
          </table:table-cell>
          <table:table-cell office:value-type="float" office:value="65.8" calcext:value-type="float">
            <text:p>65.8</text:p>
          </table:table-cell>
          <table:table-cell office:value-type="float" office:value="12.2376468326227" calcext:value-type="float">
            <text:p>12.237646832622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6.8" calcext:value-type="float">
            <text:p>56.8</text:p>
          </table:table-cell>
          <table:table-cell office:value-type="float" office:value="26.2987959166702" calcext:value-type="float">
            <text:p>26.298795916670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84.25" calcext:value-type="float">
            <text:p>84.25</text:p>
          </table:table-cell>
          <table:table-cell office:value-type="float" office:value="21.1024287701677" calcext:value-type="float">
            <text:p>21.1024287701677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3059" calcext:value-type="float">
            <text:p>2630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PARNA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38</text:p>
          </table:table-cell>
          <table:table-cell office:value-type="float" office:value="69" calcext:value-type="float">
            <text:p>69</text:p>
          </table:table-cell>
          <table:table-cell office:value-type="float" office:value="79.3188405797101" calcext:value-type="float">
            <text:p>79.3188405797101</text:p>
          </table:table-cell>
          <table:table-cell office:value-type="float" office:value="9.97750041832991" calcext:value-type="float">
            <text:p>9.9775004183299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5.3913043478261" calcext:value-type="float">
            <text:p>85.3913043478261</text:p>
          </table:table-cell>
          <table:table-cell office:value-type="float" office:value="17.2930558160811" calcext:value-type="float">
            <text:p>17.293055816081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91.6567164179105" calcext:value-type="float">
            <text:p>91.6567164179105</text:p>
          </table:table-cell>
          <table:table-cell office:value-type="float" office:value="10.5894233896635" calcext:value-type="float">
            <text:p>10.589423389663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77" calcext:value-type="float">
            <text:p>20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0 IM. PROF. BOLE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ołtysowicka 34</text:p>
          </table:table-cell>
          <table:table-cell office:value-type="float" office:value="60" calcext:value-type="float">
            <text:p>60</text:p>
          </table:table-cell>
          <table:table-cell office:value-type="float" office:value="76.65" calcext:value-type="float">
            <text:p>76.65</text:p>
          </table:table-cell>
          <table:table-cell office:value-type="float" office:value="13.2901279151105" calcext:value-type="float">
            <text:p>13.290127915110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7.8666666666667" calcext:value-type="float">
            <text:p>67.8666666666667</text:p>
          </table:table-cell>
          <table:table-cell office:value-type="float" office:value="26.9514790358938" calcext:value-type="float">
            <text:p>26.951479035893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76.8928571428571" calcext:value-type="float">
            <text:p>76.8928571428571</text:p>
          </table:table-cell>
          <table:table-cell office:value-type="float" office:value="24.8083213080299" calcext:value-type="float">
            <text:p>24.8083213080299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0 IM.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Henryka Michała Kamieńskiego 24</text:p>
          </table:table-cell>
          <table:table-cell office:value-type="float" office:value="134" calcext:value-type="float">
            <text:p>134</text:p>
          </table:table-cell>
          <table:table-cell office:value-type="float" office:value="72.2686567164179" calcext:value-type="float">
            <text:p>72.2686567164179</text:p>
          </table:table-cell>
          <table:table-cell office:value-type="float" office:value="13.5245294999711" calcext:value-type="float">
            <text:p>13.524529499971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  <table:table-cell office:value-type="float" office:value="59.9701492537313" calcext:value-type="float">
            <text:p>59.9701492537313</text:p>
          </table:table-cell>
          <table:table-cell office:value-type="float" office:value="27.6329730301534" calcext:value-type="float">
            <text:p>27.632973030153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74.1691176470588" calcext:value-type="float">
            <text:p>74.1691176470588</text:p>
          </table:table-cell>
          <table:table-cell office:value-type="float" office:value="24.9070493054438" calcext:value-type="float">
            <text:p>24.907049305443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90" calcext:value-type="float">
            <text:p>2089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1 IM. MIESZKA 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sobowicka 127</text:p>
          </table:table-cell>
          <table:table-cell office:value-type="float" office:value="27" calcext:value-type="float">
            <text:p>27</text:p>
          </table:table-cell>
          <table:table-cell office:value-type="float" office:value="68.7037037037037" calcext:value-type="float">
            <text:p>68.7037037037037</text:p>
          </table:table-cell>
          <table:table-cell office:value-type="float" office:value="17.5051628676605" calcext:value-type="float">
            <text:p>17.505162867660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60.2962962962963" calcext:value-type="float">
            <text:p>60.2962962962963</text:p>
          </table:table-cell>
          <table:table-cell office:value-type="float" office:value="28.7605887937653" calcext:value-type="float">
            <text:p>28.760588793765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3.8333333333333" calcext:value-type="float">
            <text:p>73.8333333333333</text:p>
          </table:table-cell>
          <table:table-cell office:value-type="float" office:value="29.3667423381545" calcext:value-type="float">
            <text:p>29.366742338154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88" calcext:value-type="float">
            <text:p>148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9 IM. KSIĘDZA JANA TWARD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edwiośnie 47</text:p>
          </table:table-cell>
          <table:table-cell office:value-type="float" office:value="39" calcext:value-type="float">
            <text:p>39</text:p>
          </table:table-cell>
          <table:table-cell office:value-type="float" office:value="71.8205128205128" calcext:value-type="float">
            <text:p>71.8205128205128</text:p>
          </table:table-cell>
          <table:table-cell office:value-type="float" office:value="13.4257154608032" calcext:value-type="float">
            <text:p>13.425715460803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67.0769230769231" calcext:value-type="float">
            <text:p>67.0769230769231</text:p>
          </table:table-cell>
          <table:table-cell office:value-type="float" office:value="27.1362985358146" calcext:value-type="float">
            <text:p>27.1362985358146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71.5" calcext:value-type="float">
            <text:p>71.5</text:p>
          </table:table-cell>
          <table:table-cell office:value-type="float" office:value="27.0379363117824" calcext:value-type="float">
            <text:p>27.0379363117824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7293" calcext:value-type="float">
            <text:p>107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4 IM. JANA III SOBIE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lanowska 31</text:p>
          </table:table-cell>
          <table:table-cell office:value-type="float" office:value="115" calcext:value-type="float">
            <text:p>115</text:p>
          </table:table-cell>
          <table:table-cell office:value-type="float" office:value="72.8608695652174" calcext:value-type="float">
            <text:p>72.8608695652174</text:p>
          </table:table-cell>
          <table:table-cell office:value-type="float" office:value="13.7707231703771" calcext:value-type="float">
            <text:p>13.77072317037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64.8695652173913" calcext:value-type="float">
            <text:p>64.8695652173913</text:p>
          </table:table-cell>
          <table:table-cell office:value-type="float" office:value="28.184646372011" calcext:value-type="float">
            <text:p>28.184646372011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70.9583333333333" calcext:value-type="float">
            <text:p>70.9583333333333</text:p>
          </table:table-cell>
          <table:table-cell office:value-type="float" office:value="23.3528712843244" calcext:value-type="float">
            <text:p>23.352871284324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637" calcext:value-type="float">
            <text:p>126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0 IM. OSSOLINEU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eska 38</text:p>
          </table:table-cell>
          <table:table-cell office:value-type="float" office:value="173" calcext:value-type="float">
            <text:p>173</text:p>
          </table:table-cell>
          <table:table-cell office:value-type="float" office:value="72.6589595375723" calcext:value-type="float">
            <text:p>72.6589595375723</text:p>
          </table:table-cell>
          <table:table-cell office:value-type="float" office:value="16.0873480271764" calcext:value-type="float">
            <text:p>16.087348027176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66.4971098265896" calcext:value-type="float">
            <text:p>66.4971098265896</text:p>
          </table:table-cell>
          <table:table-cell office:value-type="float" office:value="28.366842216074" calcext:value-type="float">
            <text:p>28.366842216074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80.4696132596685" calcext:value-type="float">
            <text:p>80.4696132596685</text:p>
          </table:table-cell>
          <table:table-cell office:value-type="float" office:value="20.8468611086292" calcext:value-type="float">
            <text:p>20.8468611086292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3 IM. PROF. STEFANA BANACH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rachocińska 155-157</text:p>
          </table:table-cell>
          <table:table-cell office:value-type="float" office:value="81" calcext:value-type="float">
            <text:p>81</text:p>
          </table:table-cell>
          <table:table-cell office:value-type="float" office:value="76.7654320987654" calcext:value-type="float">
            <text:p>76.7654320987654</text:p>
          </table:table-cell>
          <table:table-cell office:value-type="float" office:value="13.7097528635174" calcext:value-type="float">
            <text:p>13.70975286351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4.0493827160494" calcext:value-type="float">
            <text:p>64.0493827160494</text:p>
          </table:table-cell>
          <table:table-cell office:value-type="float" office:value="28.0352076858605" calcext:value-type="float">
            <text:p>28.035207685860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7.2333333333333" calcext:value-type="float">
            <text:p>77.2333333333333</text:p>
          </table:table-cell>
          <table:table-cell office:value-type="float" office:value="25.4689571395803" calcext:value-type="float">
            <text:p>25.468957139580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3291" calcext:value-type="float">
            <text:p>1232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MARCO POL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torska 11</text:p>
          </table:table-cell>
          <table:table-cell office:value-type="float" office:value="48" calcext:value-type="float">
            <text:p>48</text:p>
          </table:table-cell>
          <table:table-cell office:value-type="float" office:value="75.8958333333333" calcext:value-type="float">
            <text:p>75.8958333333333</text:p>
          </table:table-cell>
          <table:table-cell office:value-type="float" office:value="10.4547429095868" calcext:value-type="float">
            <text:p>10.454742909586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4.9166666666667" calcext:value-type="float">
            <text:p>74.9166666666667</text:p>
          </table:table-cell>
          <table:table-cell office:value-type="float" office:value="25.9324710653566" calcext:value-type="float">
            <text:p>25.932471065356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9.3958333333333" calcext:value-type="float">
            <text:p>89.3958333333333</text:p>
          </table:table-cell>
          <table:table-cell office:value-type="float" office:value="13.416003477398" calcext:value-type="float">
            <text:p>13.41600347739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4 IM. PRYMASA TYSIĄCLEC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leczkowska 2</text:p>
          </table:table-cell>
          <table:table-cell office:value-type="float" office:value="35" calcext:value-type="float">
            <text:p>35</text:p>
          </table:table-cell>
          <table:table-cell office:value-type="float" office:value="65.4285714285714" calcext:value-type="float">
            <text:p>65.4285714285714</text:p>
          </table:table-cell>
          <table:table-cell office:value-type="float" office:value="17.1901727977448" calcext:value-type="float">
            <text:p>17.190172797744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8.9142857142857" calcext:value-type="float">
            <text:p>48.9142857142857</text:p>
          </table:table-cell>
          <table:table-cell office:value-type="float" office:value="29.4262967220734" calcext:value-type="float">
            <text:p>29.426296722073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4.0289855072464" calcext:value-type="float">
            <text:p>54.0289855072464</text:p>
          </table:table-cell>
          <table:table-cell office:value-type="float" office:value="28.9982363354223" calcext:value-type="float">
            <text:p>28.998236335422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31" calcext:value-type="float">
            <text:p>140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 IM. JÓZEFA PIŁSUD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walska 105</text:p>
          </table:table-cell>
          <table:table-cell office:value-type="float" office:value="36" calcext:value-type="float">
            <text:p>36</text:p>
          </table:table-cell>
          <table:table-cell office:value-type="float" office:value="68.9722222222222" calcext:value-type="float">
            <text:p>68.9722222222222</text:p>
          </table:table-cell>
          <table:table-cell office:value-type="float" office:value="15.9347386254601" calcext:value-type="float">
            <text:p>15.934738625460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7.4444444444444" calcext:value-type="float">
            <text:p>57.4444444444444</text:p>
          </table:table-cell>
          <table:table-cell office:value-type="float" office:value="30.4069111702189" calcext:value-type="float">
            <text:p>30.4069111702189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71.4324324324324" calcext:value-type="float">
            <text:p>71.4324324324324</text:p>
          </table:table-cell>
          <table:table-cell office:value-type="float" office:value="26.7263818852808" calcext:value-type="float">
            <text:p>26.7263818852808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8" calcext:value-type="float">
            <text:p>1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3 IM. JANA KASPR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Tadeusza Boya-Żeleńskiego 32</text:p>
          </table:table-cell>
          <table:table-cell office:value-type="float" office:value="117" calcext:value-type="float">
            <text:p>117</text:p>
          </table:table-cell>
          <table:table-cell office:value-type="float" office:value="71.1367521367521" calcext:value-type="float">
            <text:p>71.1367521367521</text:p>
          </table:table-cell>
          <table:table-cell office:value-type="float" office:value="17.0904611686068" calcext:value-type="float">
            <text:p>17.09046116860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61.2991452991453" calcext:value-type="float">
            <text:p>61.2991452991453</text:p>
          </table:table-cell>
          <table:table-cell office:value-type="float" office:value="29.2484976478127" calcext:value-type="float">
            <text:p>29.2484976478127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74.6692913385827" calcext:value-type="float">
            <text:p>74.6692913385827</text:p>
          </table:table-cell>
          <table:table-cell office:value-type="float" office:value="26.109115407685" calcext:value-type="float">
            <text:p>26.10911540768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5" calcext:value-type="float">
            <text:p>148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8 IM. PIASTÓW WROCŁA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ycowska 22a</text:p>
          </table:table-cell>
          <table:table-cell office:value-type="float" office:value="103" calcext:value-type="float">
            <text:p>103</text:p>
          </table:table-cell>
          <table:table-cell office:value-type="float" office:value="72.4854368932039" calcext:value-type="float">
            <text:p>72.4854368932039</text:p>
          </table:table-cell>
          <table:table-cell office:value-type="float" office:value="15.2702922942186" calcext:value-type="float">
            <text:p>15.270292294218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60.3883495145631" calcext:value-type="float">
            <text:p>60.3883495145631</text:p>
          </table:table-cell>
          <table:table-cell office:value-type="float" office:value="27.7381070499194" calcext:value-type="float">
            <text:p>27.738107049919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.5294117647059" calcext:value-type="float">
            <text:p>77.5294117647059</text:p>
          </table:table-cell>
          <table:table-cell office:value-type="float" office:value="24.5802829808504" calcext:value-type="float">
            <text:p>24.5802829808504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513" calcext:value-type="float">
            <text:p>205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 IM. BOLESŁAWA KRZYWOUST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flancka 13</text:p>
          </table:table-cell>
          <table:table-cell office:value-type="float" office:value="172" calcext:value-type="float">
            <text:p>172</text:p>
          </table:table-cell>
          <table:table-cell office:value-type="float" office:value="75.3546511627907" calcext:value-type="float">
            <text:p>75.3546511627907</text:p>
          </table:table-cell>
          <table:table-cell office:value-type="float" office:value="16.0129610074823" calcext:value-type="float">
            <text:p>16.012961007482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67.2705882352941" calcext:value-type="float">
            <text:p>67.2705882352941</text:p>
          </table:table-cell>
          <table:table-cell office:value-type="float" office:value="29.2580358937483" calcext:value-type="float">
            <text:p>29.2580358937483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77.3093922651934" calcext:value-type="float">
            <text:p>77.3093922651934</text:p>
          </table:table-cell>
          <table:table-cell office:value-type="float" office:value="24.3993789017442" calcext:value-type="float">
            <text:p>24.399378901744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1750" calcext:value-type="float">
            <text:p>13175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NTEGRACYJNA SZKOŁA PODSTAWOWA ALT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iełczowska 43</text:p>
          </table:table-cell>
          <table:table-cell office:value-type="float" office:value="9" calcext:value-type="float">
            <text:p>9</text:p>
          </table:table-cell>
          <table:table-cell office:value-type="float" office:value="55.2222222222222" calcext:value-type="float">
            <text:p>55.2222222222222</text:p>
          </table:table-cell>
          <table:table-cell office:value-type="float" office:value="23.5550314407101" calcext:value-type="float">
            <text:p>23.555031440710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8.2222222222222" calcext:value-type="float">
            <text:p>38.2222222222222</text:p>
          </table:table-cell>
          <table:table-cell office:value-type="float" office:value="22.3992945215185" calcext:value-type="float">
            <text:p>22.399294521518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4.7777777777778" calcext:value-type="float">
            <text:p>64.7777777777778</text:p>
          </table:table-cell>
          <table:table-cell office:value-type="float" office:value="26.2711408109007" calcext:value-type="float">
            <text:p>26.271140810900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7916" calcext:value-type="float">
            <text:p>26791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 IM. ROTMISTRZA WITOLDA PILE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Aleksandra Brücknera 12</text:p>
          </table:table-cell>
          <table:table-cell office:value-type="float" office:value="14" calcext:value-type="float">
            <text:p>14</text:p>
          </table:table-cell>
          <table:table-cell office:value-type="float" office:value="67.7857142857143" calcext:value-type="float">
            <text:p>67.7857142857143</text:p>
          </table:table-cell>
          <table:table-cell office:value-type="float" office:value="9.29038344148378" calcext:value-type="float">
            <text:p>9.2903834414837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0.5714285714286" calcext:value-type="float">
            <text:p>70.5714285714286</text:p>
          </table:table-cell>
          <table:table-cell office:value-type="float" office:value="24.5464989814209" calcext:value-type="float">
            <text:p>24.546498981420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81.5714285714286" calcext:value-type="float">
            <text:p>81.5714285714286</text:p>
          </table:table-cell>
          <table:table-cell office:value-type="float" office:value="15.1219532266092" calcext:value-type="float">
            <text:p>15.121953226609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1391" calcext:value-type="float">
            <text:p>813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10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ołowska 9</text:p>
          </table:table-cell>
          <table:table-cell office:value-type="float" office:value="14" calcext:value-type="float">
            <text:p>14</text:p>
          </table:table-cell>
          <table:table-cell office:value-type="float" office:value="49.8571428571429" calcext:value-type="float">
            <text:p>49.8571428571429</text:p>
          </table:table-cell>
          <table:table-cell office:value-type="float" office:value="16.1238826538999" calcext:value-type="float">
            <text:p>16.123882653899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5.4285714285714" calcext:value-type="float">
            <text:p>25.4285714285714</text:p>
          </table:table-cell>
          <table:table-cell office:value-type="float" office:value="16.8765022007113" calcext:value-type="float">
            <text:p>16.87650220071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.5384615384615" calcext:value-type="float">
            <text:p>48.5384615384615</text:p>
          </table:table-cell>
          <table:table-cell office:value-type="float" office:value="30.121843299954" calcext:value-type="float">
            <text:p>30.12184329995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69" calcext:value-type="float">
            <text:p>138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7 IM. KAWALERÓW ORDERU UŚMIECH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Muzealny 2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5.6822617416409" calcext:value-type="float">
            <text:p>15.682261741640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55.1333333333333" calcext:value-type="float">
            <text:p>55.1333333333333</text:p>
          </table:table-cell>
          <table:table-cell office:value-type="float" office:value="27.7617642731069" calcext:value-type="float">
            <text:p>27.761764273106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6.0169491525424" calcext:value-type="float">
            <text:p>76.0169491525424</text:p>
          </table:table-cell>
          <table:table-cell office:value-type="float" office:value="25.7573366381761" calcext:value-type="float">
            <text:p>25.757336638176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28" calcext:value-type="float">
            <text:p>150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znańska 26</text:p>
          </table:table-cell>
          <table:table-cell office:value-type="float" office:value="69" calcext:value-type="float">
            <text:p>69</text:p>
          </table:table-cell>
          <table:table-cell office:value-type="float" office:value="70.1884057971015" calcext:value-type="float">
            <text:p>70.1884057971015</text:p>
          </table:table-cell>
          <table:table-cell office:value-type="float" office:value="12.7293741803647" calcext:value-type="float">
            <text:p>12.729374180364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9.6521739130435" calcext:value-type="float">
            <text:p>59.6521739130435</text:p>
          </table:table-cell>
          <table:table-cell office:value-type="float" office:value="30.0626524941537" calcext:value-type="float">
            <text:p>30.062652494153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76.9855072463768" calcext:value-type="float">
            <text:p>76.9855072463768</text:p>
          </table:table-cell>
          <table:table-cell office:value-type="float" office:value="22.7853835386541" calcext:value-type="float">
            <text:p>22.785383538654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1187" calcext:value-type="float">
            <text:p>11118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7 IM. JANA BRZECHW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osta 16</text:p>
          </table:table-cell>
          <table:table-cell office:value-type="float" office:value="50" calcext:value-type="float">
            <text:p>50</text:p>
          </table:table-cell>
          <table:table-cell office:value-type="float" office:value="64.28" calcext:value-type="float">
            <text:p>64.28</text:p>
          </table:table-cell>
          <table:table-cell office:value-type="float" office:value="17.3517030864408" calcext:value-type="float">
            <text:p>17.351703086440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7.12" calcext:value-type="float">
            <text:p>57.12</text:p>
          </table:table-cell>
          <table:table-cell office:value-type="float" office:value="29.5029761210628" calcext:value-type="float">
            <text:p>29.5029761210628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71.0847457627119" calcext:value-type="float">
            <text:p>71.0847457627119</text:p>
          </table:table-cell>
          <table:table-cell office:value-type="float" office:value="24.5586728341749" calcext:value-type="float">
            <text:p>24.5586728341749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800" calcext:value-type="float">
            <text:p>2628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MISTRZOSTWA SPORTOWEGO JUNIOR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widzyńska 5</text:p>
          </table:table-cell>
          <table:table-cell office:value-type="float" office:value="78" calcext:value-type="float">
            <text:p>78</text:p>
          </table:table-cell>
          <table:table-cell office:value-type="float" office:value="66.2435897435897" calcext:value-type="float">
            <text:p>66.2435897435897</text:p>
          </table:table-cell>
          <table:table-cell office:value-type="float" office:value="14.1041782293049" calcext:value-type="float">
            <text:p>14.104178229304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5.4871794871795" calcext:value-type="float">
            <text:p>55.4871794871795</text:p>
          </table:table-cell>
          <table:table-cell office:value-type="float" office:value="25.9099741163779" calcext:value-type="float">
            <text:p>25.909974116377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6.038961038961" calcext:value-type="float">
            <text:p>66.038961038961</text:p>
          </table:table-cell>
          <table:table-cell office:value-type="float" office:value="25.1604934389092" calcext:value-type="float">
            <text:p>25.160493438909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7810" calcext:value-type="float">
            <text:p>267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9 IM. KONSTYTUCJI 3 MAJ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s. Wincentego Kraińskiego 1</text:p>
          </table:table-cell>
          <table:table-cell office:value-type="float" office:value="23" calcext:value-type="float">
            <text:p>23</text:p>
          </table:table-cell>
          <table:table-cell office:value-type="float" office:value="76.7391304347826" calcext:value-type="float">
            <text:p>76.7391304347826</text:p>
          </table:table-cell>
          <table:table-cell office:value-type="float" office:value="12.1376789963225" calcext:value-type="float">
            <text:p>12.13767899632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85.9130434782609" calcext:value-type="float">
            <text:p>85.9130434782609</text:p>
          </table:table-cell>
          <table:table-cell office:value-type="float" office:value="18.4953884815936" calcext:value-type="float">
            <text:p>18.495388481593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88.0357142857143" calcext:value-type="float">
            <text:p>88.0357142857143</text:p>
          </table:table-cell>
          <table:table-cell office:value-type="float" office:value="15.8237663542108" calcext:value-type="float">
            <text:p>15.823766354210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5934" calcext:value-type="float">
            <text:p>5593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SIÓSTR SALEZJANEK IM. JANA PAWŁA I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Franciszkański 1-3</text:p>
          </table:table-cell>
          <table:table-cell office:value-type="float" office:value="48" calcext:value-type="float">
            <text:p>48</text:p>
          </table:table-cell>
          <table:table-cell office:value-type="float" office:value="78.5833333333333" calcext:value-type="float">
            <text:p>78.5833333333333</text:p>
          </table:table-cell>
          <table:table-cell office:value-type="float" office:value="12.2301426356723" calcext:value-type="float">
            <text:p>12.230142635672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22.0227155455452" calcext:value-type="float">
            <text:p>22.022715545545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4.2916666666667" calcext:value-type="float">
            <text:p>84.2916666666667</text:p>
          </table:table-cell>
          <table:table-cell office:value-type="float" office:value="17.2179150079858" calcext:value-type="float">
            <text:p>17.217915007985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57" calcext:value-type="float">
            <text:p>145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PORTOWA SZKOŁA PODSTAWOWA NR 46 IM. POLSKICH OLIMPIJCZYKÓ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cinawska 21</text:p>
          </table:table-cell>
          <table:table-cell office:value-type="float" office:value="97" calcext:value-type="float">
            <text:p>97</text:p>
          </table:table-cell>
          <table:table-cell office:value-type="float" office:value="68.8041237113402" calcext:value-type="float">
            <text:p>68.8041237113402</text:p>
          </table:table-cell>
          <table:table-cell office:value-type="float" office:value="15.0891776437312" calcext:value-type="float">
            <text:p>15.089177643731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27.41359434002" calcext:value-type="float">
            <text:p>27.4135943400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75.6603773584906" calcext:value-type="float">
            <text:p>75.6603773584906</text:p>
          </table:table-cell>
          <table:table-cell office:value-type="float" office:value="24.1769759460387" calcext:value-type="float">
            <text:p>24.1769759460387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3 IM. ANNY JASIŃ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ennicza 21-23</text:p>
          </table:table-cell>
          <table:table-cell office:value-type="float" office:value="61" calcext:value-type="float">
            <text:p>61</text:p>
          </table:table-cell>
          <table:table-cell office:value-type="float" office:value="76.7213114754098" calcext:value-type="float">
            <text:p>76.7213114754098</text:p>
          </table:table-cell>
          <table:table-cell office:value-type="float" office:value="11.6578702713505" calcext:value-type="float">
            <text:p>11.657870271350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9.6065573770492" calcext:value-type="float">
            <text:p>79.6065573770492</text:p>
          </table:table-cell>
          <table:table-cell office:value-type="float" office:value="24.2360513803095" calcext:value-type="float">
            <text:p>24.236051380309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87.8032786885246" calcext:value-type="float">
            <text:p>87.8032786885246</text:p>
          </table:table-cell>
          <table:table-cell office:value-type="float" office:value="14.433362618022" calcext:value-type="float">
            <text:p>14.433362618022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565" calcext:value-type="float">
            <text:p>1356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1 IM. ZESŁAŃCÓW SYBIR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dwale 57</text:p>
          </table:table-cell>
          <table:table-cell office:value-type="float" office:value="89" calcext:value-type="float">
            <text:p>89</text:p>
          </table:table-cell>
          <table:table-cell office:value-type="float" office:value="74.5393258426966" calcext:value-type="float">
            <text:p>74.5393258426966</text:p>
          </table:table-cell>
          <table:table-cell office:value-type="float" office:value="14.1159374266519" calcext:value-type="float">
            <text:p>14.1159374266519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0.7415730337079" calcext:value-type="float">
            <text:p>70.7415730337079</text:p>
          </table:table-cell>
          <table:table-cell office:value-type="float" office:value="27.6647376615994" calcext:value-type="float">
            <text:p>27.6647376615994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9.1473684210526" calcext:value-type="float">
            <text:p>79.1473684210526</text:p>
          </table:table-cell>
          <table:table-cell office:value-type="float" office:value="25.1320589648289" calcext:value-type="float">
            <text:p>25.132058964828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9518" calcext:value-type="float">
            <text:p>195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LEONARDO DA VINCI NIEPUBLICZNA SZKOŁA PODSTAWOW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łodych Techników 58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float" office:value="8.33831517754036" calcext:value-type="float">
            <text:p>8.3383151775403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2.5263157894737" calcext:value-type="float">
            <text:p>82.5263157894737</text:p>
          </table:table-cell>
          <table:table-cell office:value-type="float" office:value="13.3115241764524" calcext:value-type="float">
            <text:p>13.311524176452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5.421052631579" calcext:value-type="float">
            <text:p>95.421052631579</text:p>
          </table:table-cell>
          <table:table-cell office:value-type="float" office:value="4.03035573033193" calcext:value-type="float">
            <text:p>4.030355730331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61398" calcext:value-type="float">
            <text:p>613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POŁECZNA SZKOŁA PODSTAWOWA "OPTIMUM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ybacka 17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.35889894354067" calcext:value-type="float">
            <text:p>4.35889894354067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0.75" calcext:value-type="float">
            <text:p>90.75</text:p>
          </table:table-cell>
          <table:table-cell office:value-type="float" office:value="18.1504132184367" calcext:value-type="float">
            <text:p>18.150413218436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97.2142857142857" calcext:value-type="float">
            <text:p>97.2142857142857</text:p>
          </table:table-cell>
          <table:table-cell office:value-type="float" office:value="3.23327722793036" calcext:value-type="float">
            <text:p>3.23327722793036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3188" calcext:value-type="float">
            <text:p>93188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I ST. IM. KAROLA SZYMANOWSKIEGO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arsz. Józefa Piłsudskiego 25</text:p>
          </table:table-cell>
          <table:table-cell office:value-type="float" office:value="63" calcext:value-type="float">
            <text:p>63</text:p>
          </table:table-cell>
          <table:table-cell office:value-type="float" office:value="77.015873015873" calcext:value-type="float">
            <text:p>77.015873015873</text:p>
          </table:table-cell>
          <table:table-cell office:value-type="float" office:value="15.680836614679" calcext:value-type="float">
            <text:p>15.6808366146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7.8095238095238" calcext:value-type="float">
            <text:p>67.8095238095238</text:p>
          </table:table-cell>
          <table:table-cell office:value-type="float" office:value="26.7752889764656" calcext:value-type="float">
            <text:p>26.7752889764656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81.8870967741936" calcext:value-type="float">
            <text:p>81.8870967741936</text:p>
          </table:table-cell>
          <table:table-cell office:value-type="float" office:value="19.9095574704224" calcext:value-type="float">
            <text:p>19.9095574704224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ZDRÓJ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10" calcext:value-type="float">
            <text:p>10</text:p>
          </table:table-cell>
          <table:table-cell office:value-type="float" office:value="86.6" calcext:value-type="float">
            <text:p>86.6</text:p>
          </table:table-cell>
          <table:table-cell office:value-type="float" office:value="8.58137518116997" calcext:value-type="float">
            <text:p>8.58137518116997</text:p>
          </table:table-cell>
          <table:table-cell office:value-type="float" office:value="86.5" calcext:value-type="float">
            <text:p>86.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9.8" calcext:value-type="float">
            <text:p>89.8</text:p>
          </table:table-cell>
          <table:table-cell office:value-type="float" office:value="10.0776981498753" calcext:value-type="float">
            <text:p>10.0776981498753</text:p>
          </table:table-cell>
          <table:table-cell office:value-type="float" office:value="94.5" calcext:value-type="float">
            <text:p>94.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1" calcext:value-type="float">
            <text:p>148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7 IM. PIOTRA WŁOSTOWIC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Prusa 64</text:p>
          </table:table-cell>
          <table:table-cell office:value-type="float" office:value="56" calcext:value-type="float">
            <text:p>56</text:p>
          </table:table-cell>
          <table:table-cell office:value-type="float" office:value="62.3571428571429" calcext:value-type="float">
            <text:p>62.3571428571429</text:p>
          </table:table-cell>
          <table:table-cell office:value-type="float" office:value="19.7524217063454" calcext:value-type="float">
            <text:p>19.752421706345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.6428571428571" calcext:value-type="float">
            <text:p>60.6428571428571</text:p>
          </table:table-cell>
          <table:table-cell office:value-type="float" office:value="29.8546649689485" calcext:value-type="float">
            <text:p>29.854664968948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5.6031746031746" calcext:value-type="float">
            <text:p>65.6031746031746</text:p>
          </table:table-cell>
          <table:table-cell office:value-type="float" office:value="28.7653559722039" calcext:value-type="float">
            <text:p>28.765355972203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7" calcext:value-type="float">
            <text:p>20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8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ładowa 2-4</text:p>
          </table:table-cell>
          <table:table-cell office:value-type="float" office:value="46" calcext:value-type="float">
            <text:p>46</text:p>
          </table:table-cell>
          <table:table-cell office:value-type="float" office:value="50.8478260869565" calcext:value-type="float">
            <text:p>50.8478260869565</text:p>
          </table:table-cell>
          <table:table-cell office:value-type="float" office:value="19.5191849786466" calcext:value-type="float">
            <text:p>19.519184978646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7.6521739130435" calcext:value-type="float">
            <text:p>27.6521739130435</text:p>
          </table:table-cell>
          <table:table-cell office:value-type="float" office:value="21.6666618195913" calcext:value-type="float">
            <text:p>21.66666181959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1.8695652173913" calcext:value-type="float">
            <text:p>51.8695652173913</text:p>
          </table:table-cell>
          <table:table-cell office:value-type="float" office:value="27.2632964733462" calcext:value-type="float">
            <text:p>27.263296473346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8977" calcext:value-type="float">
            <text:p>128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SPECJALNA IM. MATKI TERESY POTOCKIEJ DLA DZIEWCZĄT NIEDOSTOSOWANYCH SPOŁECZNIE W MŁODZIEŻOWYM OŚRODKU WYCHOWAWCZY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Grunwaldzki 3b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1.8743420870379" calcext:value-type="float">
            <text:p>11.8743420870379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6.5" calcext:value-type="float">
            <text:p>26.5</text:p>
          </table:table-cell>
          <table:table-cell office:value-type="float" office:value="13.2570735835629" calcext:value-type="float">
            <text:p>13.25707358356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4.375" calcext:value-type="float">
            <text:p>34.375</text:p>
          </table:table-cell>
          <table:table-cell office:value-type="float" office:value="27.8789234906945" calcext:value-type="float">
            <text:p>27.878923490694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9517" calcext:value-type="float">
            <text:p>11951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ENT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lizy Orzeszkowej 80a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6.16441400296898" calcext:value-type="float">
            <text:p>6.1644140029689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3.076696830622" calcext:value-type="float">
            <text:p>13.07669683062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5.625" calcext:value-type="float">
            <text:p>95.625</text:p>
          </table:table-cell>
          <table:table-cell office:value-type="float" office:value="3.96665791315561" calcext:value-type="float">
            <text:p>3.96665791315561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991" calcext:value-type="float">
            <text:p>139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MARII DĄBROW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wiejska 78</text:p>
          </table:table-cell>
          <table:table-cell office:value-type="float" office:value="114" calcext:value-type="float">
            <text:p>114</text:p>
          </table:table-cell>
          <table:table-cell office:value-type="float" office:value="73.9912280701754" calcext:value-type="float">
            <text:p>73.9912280701754</text:p>
          </table:table-cell>
          <table:table-cell office:value-type="float" office:value="12.312805781427" calcext:value-type="float">
            <text:p>12.31280578142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63.2280701754386" calcext:value-type="float">
            <text:p>63.2280701754386</text:p>
          </table:table-cell>
          <table:table-cell office:value-type="float" office:value="28.367894840458" calcext:value-type="float">
            <text:p>28.367894840458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80.9491525423729" calcext:value-type="float">
            <text:p>80.9491525423729</text:p>
          </table:table-cell>
          <table:table-cell office:value-type="float" office:value="21.2805503057537" calcext:value-type="float">
            <text:p>21.280550305753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2 IM. MARII SKŁODOWSKIEJ-CUR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ygmunta Janiszewskiego 14</text:p>
          </table:table-cell>
          <table:table-cell office:value-type="float" office:value="35" calcext:value-type="float">
            <text:p>35</text:p>
          </table:table-cell>
          <table:table-cell office:value-type="float" office:value="66.8857142857143" calcext:value-type="float">
            <text:p>66.8857142857143</text:p>
          </table:table-cell>
          <table:table-cell office:value-type="float" office:value="13.1904108645451" calcext:value-type="float">
            <text:p>13.190410864545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6.1714285714286" calcext:value-type="float">
            <text:p>66.1714285714286</text:p>
          </table:table-cell>
          <table:table-cell office:value-type="float" office:value="30.9150778879227" calcext:value-type="float">
            <text:p>30.915077887922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66.4324324324324" calcext:value-type="float">
            <text:p>66.4324324324324</text:p>
          </table:table-cell>
          <table:table-cell office:value-type="float" office:value="29.1107303895488" calcext:value-type="float">
            <text:p>29.110730389548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6 IM. BOHATERÓW WESTERPLATT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Chopina 9b</text:p>
          </table:table-cell>
          <table:table-cell office:value-type="float" office:value="69" calcext:value-type="float">
            <text:p>69</text:p>
          </table:table-cell>
          <table:table-cell office:value-type="float" office:value="71.0144927536232" calcext:value-type="float">
            <text:p>71.0144927536232</text:p>
          </table:table-cell>
          <table:table-cell office:value-type="float" office:value="13.4363693698912" calcext:value-type="float">
            <text:p>13.436369369891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.2753623188406" calcext:value-type="float">
            <text:p>73.2753623188406</text:p>
          </table:table-cell>
          <table:table-cell office:value-type="float" office:value="24.6810870840677" calcext:value-type="float">
            <text:p>24.681087084067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87.768115942029" calcext:value-type="float">
            <text:p>87.768115942029</text:p>
          </table:table-cell>
          <table:table-cell office:value-type="float" office:value="16.5241544128292" calcext:value-type="float">
            <text:p>16.5241544128292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94" calcext:value-type="float">
            <text:p>21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5 IM. JANUSZA KUSOC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39" calcext:value-type="float">
            <text:p>39</text:p>
          </table:table-cell>
          <table:table-cell office:value-type="float" office:value="72.3589743589744" calcext:value-type="float">
            <text:p>72.3589743589744</text:p>
          </table:table-cell>
          <table:table-cell office:value-type="float" office:value="11.4768153795272" calcext:value-type="float">
            <text:p>11.47681537952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69.6410256410256" calcext:value-type="float">
            <text:p>69.6410256410256</text:p>
          </table:table-cell>
          <table:table-cell office:value-type="float" office:value="23.4066472910923" calcext:value-type="float">
            <text:p>23.4066472910923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80.5675675675676" calcext:value-type="float">
            <text:p>80.5675675675676</text:p>
          </table:table-cell>
          <table:table-cell office:value-type="float" office:value="20.0074858160106" calcext:value-type="float">
            <text:p>20.007485816010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4" calcext:value-type="float">
            <text:p>103964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 STOPNIA NR 2 IM. FRYDERYKA CHOPIN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12" calcext:value-type="float">
            <text:p>12</text:p>
          </table:table-cell>
          <table:table-cell office:value-type="float" office:value="82.5833333333333" calcext:value-type="float">
            <text:p>82.5833333333333</text:p>
          </table:table-cell>
          <table:table-cell office:value-type="float" office:value="6.76336126164761" calcext:value-type="float">
            <text:p>6.76336126164761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58.6666666666667" calcext:value-type="float">
            <text:p>58.6666666666667</text:p>
          </table:table-cell>
          <table:table-cell office:value-type="float" office:value="24.4585817704589" calcext:value-type="float">
            <text:p>24.458581770458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1.25" calcext:value-type="float">
            <text:p>81.25</text:p>
          </table:table-cell>
          <table:table-cell office:value-type="float" office:value="23.4311935960022" calcext:value-type="float">
            <text:p>23.431193596002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6" calcext:value-type="float">
            <text:p>148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4 IM. RUCHU OBROŃCÓW POKOJ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Łukasza Górnickiego 20</text:p>
          </table:table-cell>
          <table:table-cell office:value-type="float" office:value="91" calcext:value-type="float">
            <text:p>91</text:p>
          </table:table-cell>
          <table:table-cell office:value-type="float" office:value="63.9230769230769" calcext:value-type="float">
            <text:p>63.9230769230769</text:p>
          </table:table-cell>
          <table:table-cell office:value-type="float" office:value="15.1984894920593" calcext:value-type="float">
            <text:p>15.19848949205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55.8241758241758" calcext:value-type="float">
            <text:p>55.8241758241758</text:p>
          </table:table-cell>
          <table:table-cell office:value-type="float" office:value="27.3289257886272" calcext:value-type="float">
            <text:p>27.3289257886272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73.2021276595745" calcext:value-type="float">
            <text:p>73.2021276595745</text:p>
          </table:table-cell>
          <table:table-cell office:value-type="float" office:value="25.9916434145276" calcext:value-type="float">
            <text:p>25.9916434145276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5" calcext:value-type="float">
            <text:p>148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ISKRY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13" calcext:value-type="float">
            <text:p>13</text:p>
          </table:table-cell>
          <table:table-cell office:value-type="float" office:value="77.3846153846154" calcext:value-type="float">
            <text:p>77.3846153846154</text:p>
          </table:table-cell>
          <table:table-cell office:value-type="float" office:value="10.930116907943" calcext:value-type="float">
            <text:p>10.93011690794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8.3076923076923" calcext:value-type="float">
            <text:p>88.3076923076923</text:p>
          </table:table-cell>
          <table:table-cell office:value-type="float" office:value="13.4472451590229" calcext:value-type="float">
            <text:p>13.447245159022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82.1538461538462" calcext:value-type="float">
            <text:p>82.1538461538462</text:p>
          </table:table-cell>
          <table:table-cell office:value-type="float" office:value="17.0828125672297" calcext:value-type="float">
            <text:p>17.082812567229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3288" calcext:value-type="float">
            <text:p>1232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LEONARD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anklina Delano Roosevelta 15</text:p>
          </table:table-cell>
          <table:table-cell office:value-type="float" office:value="21" calcext:value-type="float">
            <text:p>21</text:p>
          </table:table-cell>
          <table:table-cell office:value-type="float" office:value="63.4761904761905" calcext:value-type="float">
            <text:p>63.4761904761905</text:p>
          </table:table-cell>
          <table:table-cell office:value-type="float" office:value="18.7835263376717" calcext:value-type="float">
            <text:p>18.783526337671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44.7619047619048" calcext:value-type="float">
            <text:p>44.7619047619048</text:p>
          </table:table-cell>
          <table:table-cell office:value-type="float" office:value="21.9997938559709" calcext:value-type="float">
            <text:p>21.999793855970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5.3333333333333" calcext:value-type="float">
            <text:p>75.3333333333333</text:p>
          </table:table-cell>
          <table:table-cell office:value-type="float" office:value="20.3594679819473" calcext:value-type="float">
            <text:p>20.3594679819473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5" calcext:value-type="float">
            <text:p>1479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8 IM. JULIANA TUWIM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Chrobrego 3</text:p>
          </table:table-cell>
          <table:table-cell office:value-type="float" office:value="52" calcext:value-type="float">
            <text:p>52</text:p>
          </table:table-cell>
          <table:table-cell office:value-type="float" office:value="61.0769230769231" calcext:value-type="float">
            <text:p>61.0769230769231</text:p>
          </table:table-cell>
          <table:table-cell office:value-type="float" office:value="13.9143619133477" calcext:value-type="float">
            <text:p>13.914361913347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34.3846153846154" calcext:value-type="float">
            <text:p>34.3846153846154</text:p>
          </table:table-cell>
          <table:table-cell office:value-type="float" office:value="23.2214703752913" calcext:value-type="float">
            <text:p>23.22147037529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7.7407407407407" calcext:value-type="float">
            <text:p>57.7407407407407</text:p>
          </table:table-cell>
          <table:table-cell office:value-type="float" office:value="30.749396371784" calcext:value-type="float">
            <text:p>30.74939637178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8" calcext:value-type="float">
            <text:p>148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8 IM. MIKOŁAJA KOPERNI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dności Narodowej 195</text:p>
          </table:table-cell>
          <table:table-cell office:value-type="float" office:value="50" calcext:value-type="float">
            <text:p>50</text:p>
          </table:table-cell>
          <table:table-cell office:value-type="float" office:value="60.02" calcext:value-type="float">
            <text:p>60.02</text:p>
          </table:table-cell>
          <table:table-cell office:value-type="float" office:value="13.3228975827333" calcext:value-type="float">
            <text:p>13.322897582733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5.28" calcext:value-type="float">
            <text:p>35.28</text:p>
          </table:table-cell>
          <table:table-cell office:value-type="float" office:value="19.9630057857027" calcext:value-type="float">
            <text:p>19.963005785702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56.9166666666667" calcext:value-type="float">
            <text:p>56.9166666666667</text:p>
          </table:table-cell>
          <table:table-cell office:value-type="float" office:value="26.0706039225962" calcext:value-type="float">
            <text:p>26.0706039225962</text:p>
          </table:table-cell>
          <table:table-cell office:value-type="float" office:value="55.5" calcext:value-type="float">
            <text:p>55.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38" calcext:value-type="float">
            <text:p>1483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1 IM. ORLĄT LWO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efanii Sempołowskiej 54</text:p>
          </table:table-cell>
          <table:table-cell office:value-type="float" office:value="126" calcext:value-type="float">
            <text:p>126</text:p>
          </table:table-cell>
          <table:table-cell office:value-type="float" office:value="74.1984126984127" calcext:value-type="float">
            <text:p>74.1984126984127</text:p>
          </table:table-cell>
          <table:table-cell office:value-type="float" office:value="12.3751029120427" calcext:value-type="float">
            <text:p>12.375102912042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office:value-type="float" office:value="69.5555555555556" calcext:value-type="float">
            <text:p>69.5555555555556</text:p>
          </table:table-cell>
          <table:table-cell office:value-type="float" office:value="27.6070946585295" calcext:value-type="float">
            <text:p>27.607094658529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2.536" calcext:value-type="float">
            <text:p>82.536</text:p>
          </table:table-cell>
          <table:table-cell office:value-type="float" office:value="21.0734122533585" calcext:value-type="float">
            <text:p>21.073412253358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3 IM. TRADYCJI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uliana Ursyna Niemcewicza 29-31</text:p>
          </table:table-cell>
          <table:table-cell office:value-type="float" office:value="21" calcext:value-type="float">
            <text:p>21</text:p>
          </table:table-cell>
          <table:table-cell office:value-type="float" office:value="43.0952380952381" calcext:value-type="float">
            <text:p>43.0952380952381</text:p>
          </table:table-cell>
          <table:table-cell office:value-type="float" office:value="17.9944561883581" calcext:value-type="float">
            <text:p>17.9944561883581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8.4761904761905" calcext:value-type="float">
            <text:p>38.4761904761905</text:p>
          </table:table-cell>
          <table:table-cell office:value-type="float" office:value="27.7533679597013" calcext:value-type="float">
            <text:p>27.75336795970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0.5454545454546" calcext:value-type="float">
            <text:p>40.5454545454546</text:p>
          </table:table-cell>
          <table:table-cell office:value-type="float" office:value="27.4652297091287" calcext:value-type="float">
            <text:p>27.465229709128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52" calcext:value-type="float">
            <text:p>1061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PRIMU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Jana Matejki 16a</text:p>
          </table:table-cell>
          <table:table-cell office:value-type="float" office:value="36" calcext:value-type="float">
            <text:p>36</text:p>
          </table:table-cell>
          <table:table-cell office:value-type="float" office:value="76.6111111111111" calcext:value-type="float">
            <text:p>76.6111111111111</text:p>
          </table:table-cell>
          <table:table-cell office:value-type="float" office:value="7.86439860587564" calcext:value-type="float">
            <text:p>7.8643986058756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84.5555555555556" calcext:value-type="float">
            <text:p>84.5555555555556</text:p>
          </table:table-cell>
          <table:table-cell office:value-type="float" office:value="20.0256008988001" calcext:value-type="float">
            <text:p>20.025600898800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94.7777777777778" calcext:value-type="float">
            <text:p>94.7777777777778</text:p>
          </table:table-cell>
          <table:table-cell office:value-type="float" office:value="4.2236839574996" calcext:value-type="float">
            <text:p>4.223683957499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60" calcext:value-type="float">
            <text:p>1331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ALEZJAŃSK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iętokrzyska 45-55</text:p>
          </table:table-cell>
          <table:table-cell office:value-type="float" office:value="54" calcext:value-type="float">
            <text:p>54</text:p>
          </table:table-cell>
          <table:table-cell office:value-type="float" office:value="69.462962962963" calcext:value-type="float">
            <text:p>69.462962962963</text:p>
          </table:table-cell>
          <table:table-cell office:value-type="float" office:value="12.5944034645654" calcext:value-type="float">
            <text:p>12.594403464565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64.8888888888889" calcext:value-type="float">
            <text:p>64.8888888888889</text:p>
          </table:table-cell>
          <table:table-cell office:value-type="float" office:value="27.5161007860695" calcext:value-type="float">
            <text:p>27.516100786069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.9636363636364" calcext:value-type="float">
            <text:p>81.9636363636364</text:p>
          </table:table-cell>
          <table:table-cell office:value-type="float" office:value="19.5986675209067" calcext:value-type="float">
            <text:p>19.598667520906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06" calcext:value-type="float">
            <text:p>1339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6 IM. ZBIGNIEWA HERBERT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dwarda Dembowskiego 39</text:p>
          </table:table-cell>
          <table:table-cell office:value-type="float" office:value="65" calcext:value-type="float">
            <text:p>65</text:p>
          </table:table-cell>
          <table:table-cell office:value-type="float" office:value="79.6615384615385" calcext:value-type="float">
            <text:p>79.6615384615385</text:p>
          </table:table-cell>
          <table:table-cell office:value-type="float" office:value="11.2322022268078" calcext:value-type="float">
            <text:p>11.23220222680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7.1692307692308" calcext:value-type="float">
            <text:p>77.1692307692308</text:p>
          </table:table-cell>
          <table:table-cell office:value-type="float" office:value="24.3333068547045" calcext:value-type="float">
            <text:p>24.333306854704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86.135593220339" calcext:value-type="float">
            <text:p>86.135593220339</text:p>
          </table:table-cell>
          <table:table-cell office:value-type="float" office:value="17.1883460983668" calcext:value-type="float">
            <text:p>17.188346098366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BOLESŁAWA KRZYWOUSTEGO W KAMIEŃCU WROCŁAWSKIM</text:p>
          </table:table-cell>
          <table:table-cell office:value-type="string" calcext:value-type="string">
            <text:p>Kamieniec Wrocławski</text:p>
          </table:table-cell>
          <table:table-cell office:value-type="string" calcext:value-type="string">
            <text:p>ul. Kolejowa 8</text:p>
          </table:table-cell>
          <table:table-cell office:value-type="float" office:value="79" calcext:value-type="float">
            <text:p>79</text:p>
          </table:table-cell>
          <table:table-cell office:value-type="float" office:value="69.5822784810127" calcext:value-type="float">
            <text:p>69.5822784810127</text:p>
          </table:table-cell>
          <table:table-cell office:value-type="float" office:value="15.1520626451801" calcext:value-type="float">
            <text:p>15.152062645180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6.6835443037975" calcext:value-type="float">
            <text:p>66.6835443037975</text:p>
          </table:table-cell>
          <table:table-cell office:value-type="float" office:value="26.8872678464741" calcext:value-type="float">
            <text:p>26.887267846474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80.9390243902439" calcext:value-type="float">
            <text:p>80.9390243902439</text:p>
          </table:table-cell>
          <table:table-cell office:value-type="float" office:value="20.6972058683172" calcext:value-type="float">
            <text:p>20.697205868317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298" calcext:value-type="float">
            <text:p>272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STULECIA ODZYSKANIA NIEPODLEGŁOŚCI POLSKI W DOBRZYKOWICACH</text:p>
          </table:table-cell>
          <table:table-cell office:value-type="string" calcext:value-type="string">
            <text:p>Dobrzykowice</text:p>
          </table:table-cell>
          <table:table-cell office:value-type="string" calcext:value-type="string">
            <text:p>ul. Sukcesu 2</text:p>
          </table:table-cell>
          <table:table-cell office:value-type="float" office:value="77" calcext:value-type="float">
            <text:p>77</text:p>
          </table:table-cell>
          <table:table-cell office:value-type="float" office:value="66.7922077922078" calcext:value-type="float">
            <text:p>66.7922077922078</text:p>
          </table:table-cell>
          <table:table-cell office:value-type="float" office:value="13.5544478369506" calcext:value-type="float">
            <text:p>13.554447836950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7.8441558441559" calcext:value-type="float">
            <text:p>67.8441558441559</text:p>
          </table:table-cell>
          <table:table-cell office:value-type="float" office:value="28.0662782060491" calcext:value-type="float">
            <text:p>28.066278206049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2.8441558441559" calcext:value-type="float">
            <text:p>82.8441558441559</text:p>
          </table:table-cell>
          <table:table-cell office:value-type="float" office:value="22.365363373593" calcext:value-type="float">
            <text:p>22.36536337359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38809" calcext:value-type="float">
            <text:p>388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APIEŻA JANA PAWŁA II W CZERNICY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ul. św. Brata Alberta Adama Chmielowskiego 9</text:p>
          </table:table-cell>
          <table:table-cell office:value-type="float" office:value="66" calcext:value-type="float">
            <text:p>66</text:p>
          </table:table-cell>
          <table:table-cell office:value-type="float" office:value="62.8787878787879" calcext:value-type="float">
            <text:p>62.8787878787879</text:p>
          </table:table-cell>
          <table:table-cell office:value-type="float" office:value="15.199197697641" calcext:value-type="float">
            <text:p>15.199197697641</text:p>
          </table:table-cell>
          <table:table-cell office:value-type="float" office:value="65.5" calcext:value-type="float">
            <text:p>65.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0.1212121212121" calcext:value-type="float">
            <text:p>70.1212121212121</text:p>
          </table:table-cell>
          <table:table-cell office:value-type="float" office:value="25.9156645922507" calcext:value-type="float">
            <text:p>25.915664592250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76.2121212121212" calcext:value-type="float">
            <text:p>76.2121212121212</text:p>
          </table:table-cell>
          <table:table-cell office:value-type="float" office:value="23.4582253788453" calcext:value-type="float">
            <text:p>23.458225378845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327" calcext:value-type="float">
            <text:p>2732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ORCZAKA W RATOWICACH</text:p>
          </table:table-cell>
          <table:table-cell office:value-type="string" calcext:value-type="string">
            <text:p>Ratowice</text:p>
          </table:table-cell>
          <table:table-cell office:value-type="string" calcext:value-type="string">
            <text:p>ul. Wrocławska 36</text:p>
          </table:table-cell>
          <table:table-cell office:value-type="float" office:value="18" calcext:value-type="float">
            <text:p>18</text:p>
          </table:table-cell>
          <table:table-cell office:value-type="float" office:value="57.4444444444444" calcext:value-type="float">
            <text:p>57.4444444444444</text:p>
          </table:table-cell>
          <table:table-cell office:value-type="float" office:value="13.8492768452292" calcext:value-type="float">
            <text:p>13.849276845229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2.4444444444444" calcext:value-type="float">
            <text:p>52.4444444444444</text:p>
          </table:table-cell>
          <table:table-cell office:value-type="float" office:value="26.2936879248872" calcext:value-type="float">
            <text:p>26.293687924887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0.0526315789474" calcext:value-type="float">
            <text:p>70.0526315789474</text:p>
          </table:table-cell>
          <table:table-cell office:value-type="float" office:value="29.3911438222478" calcext:value-type="float">
            <text:p>29.391143822247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04484" calcext:value-type="float">
            <text:p>10448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IASTÓW ŚLĄSKICH W CHRZĄSTAWIE WIELKIEJ</text:p>
          </table:table-cell>
          <table:table-cell office:value-type="string" calcext:value-type="string">
            <text:p>Chrząstawa Wielka</text:p>
          </table:table-cell>
          <table:table-cell office:value-type="string" calcext:value-type="string">
            <text:p>ul. Wrocławska 19</text:p>
          </table:table-cell>
          <table:table-cell office:value-type="float" office:value="64" calcext:value-type="float">
            <text:p>64</text:p>
          </table:table-cell>
          <table:table-cell office:value-type="float" office:value="57.4375" calcext:value-type="float">
            <text:p>57.4375</text:p>
          </table:table-cell>
          <table:table-cell office:value-type="float" office:value="18.9710923183142" calcext:value-type="float">
            <text:p>18.971092318314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8.625" calcext:value-type="float">
            <text:p>58.625</text:p>
          </table:table-cell>
          <table:table-cell office:value-type="float" office:value="31.7428633711579" calcext:value-type="float">
            <text:p>31.7428633711579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73.6666666666667" calcext:value-type="float">
            <text:p>73.6666666666667</text:p>
          </table:table-cell>
          <table:table-cell office:value-type="float" office:value="26.7563966539735" calcext:value-type="float">
            <text:p>26.756396653973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ODKRYWCÓW I PODRÓŻNIKÓW W BOROWEJ</text:p>
          </table:table-cell>
          <table:table-cell office:value-type="string" calcext:value-type="string">
            <text:p>Borowa</text:p>
          </table:table-cell>
          <table:table-cell office:value-type="string" calcext:value-type="string">
            <text:p>ul. Parkowa 2</text:p>
          </table:table-cell>
          <table:table-cell office:value-type="float" office:value="56" calcext:value-type="float">
            <text:p>56</text:p>
          </table:table-cell>
          <table:table-cell office:value-type="float" office:value="67.5357142857143" calcext:value-type="float">
            <text:p>67.5357142857143</text:p>
          </table:table-cell>
          <table:table-cell office:value-type="float" office:value="13.5250617713328" calcext:value-type="float">
            <text:p>13.525061771332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0.3571428571429" calcext:value-type="float">
            <text:p>60.3571428571429</text:p>
          </table:table-cell>
          <table:table-cell office:value-type="float" office:value="29.8211505547349" calcext:value-type="float">
            <text:p>29.8211505547349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8.6412539629715" calcext:value-type="float">
            <text:p>28.641253962971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68" calcext:value-type="float">
            <text:p>74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DŁUGOŁĘCE</text:p>
          </table:table-cell>
          <table:table-cell office:value-type="string" calcext:value-type="string">
            <text:p>Długołęka</text:p>
          </table:table-cell>
          <table:table-cell office:value-type="string" calcext:value-type="string">
            <text:p>ul. Szkolna 40</text:p>
          </table:table-cell>
          <table:table-cell office:value-type="float" office:value="95" calcext:value-type="float">
            <text:p>95</text:p>
          </table:table-cell>
          <table:table-cell office:value-type="float" office:value="70.9684210526316" calcext:value-type="float">
            <text:p>70.9684210526316</text:p>
          </table:table-cell>
          <table:table-cell office:value-type="float" office:value="13.6739880846264" calcext:value-type="float">
            <text:p>13.673988084626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65.8105263157895" calcext:value-type="float">
            <text:p>65.8105263157895</text:p>
          </table:table-cell>
          <table:table-cell office:value-type="float" office:value="26.4425075396822" calcext:value-type="float">
            <text:p>26.4425075396822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73.6979166666667" calcext:value-type="float">
            <text:p>73.6979166666667</text:p>
          </table:table-cell>
          <table:table-cell office:value-type="float" office:value="23.9970136126642" calcext:value-type="float">
            <text:p>23.997013612664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WANDY CHOTOMSKIEJ W KIEŁCZOWIE</text:p>
          </table:table-cell>
          <table:table-cell office:value-type="string" calcext:value-type="string">
            <text:p>Kiełczów</text:p>
          </table:table-cell>
          <table:table-cell office:value-type="string" calcext:value-type="string">
            <text:p>ul. Szkolna 3</text:p>
          </table:table-cell>
          <table:table-cell office:value-type="float" office:value="205" calcext:value-type="float">
            <text:p>205</text:p>
          </table:table-cell>
          <table:table-cell office:value-type="float" office:value="68.0878048780488" calcext:value-type="float">
            <text:p>68.0878048780488</text:p>
          </table:table-cell>
          <table:table-cell office:value-type="float" office:value="13.7568465459478" calcext:value-type="float">
            <text:p>13.756846545947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70.8487804878049" calcext:value-type="float">
            <text:p>70.8487804878049</text:p>
          </table:table-cell>
          <table:table-cell office:value-type="float" office:value="26.8255713639168" calcext:value-type="float">
            <text:p>26.825571363916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207" calcext:value-type="float">
            <text:p>207</text:p>
          </table:table-cell>
          <table:table-cell office:value-type="float" office:value="83.8937198067633" calcext:value-type="float">
            <text:p>83.8937198067633</text:p>
          </table:table-cell>
          <table:table-cell office:value-type="float" office:value="20.3141584374776" calcext:value-type="float">
            <text:p>20.314158437477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AWALERÓW ORDERU UŚMIECHU W MIRKOWIE</text:p>
          </table:table-cell>
          <table:table-cell office:value-type="string" calcext:value-type="string">
            <text:p>Mirków</text:p>
          </table:table-cell>
          <table:table-cell office:value-type="string" calcext:value-type="string">
            <text:p>ul. Juliusza Słowackiego 1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7.22359352496" calcext:value-type="float">
            <text:p>17.2235935249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65.0434782608696" calcext:value-type="float">
            <text:p>65.0434782608696</text:p>
          </table:table-cell>
          <table:table-cell office:value-type="float" office:value="29.8102378983106" calcext:value-type="float">
            <text:p>29.8102378983106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76.1555555555556" calcext:value-type="float">
            <text:p>76.1555555555556</text:p>
          </table:table-cell>
          <table:table-cell office:value-type="float" office:value="25.317499925331" calcext:value-type="float">
            <text:p>25.31749992533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OLSKIEJ NIEZAPOMINAJKI W SZCZODREM</text:p>
          </table:table-cell>
          <table:table-cell office:value-type="string" calcext:value-type="string">
            <text:p>Szczodre</text:p>
          </table:table-cell>
          <table:table-cell office:value-type="string" calcext:value-type="string">
            <text:p>ul. Trzebnicka 42</text:p>
          </table:table-cell>
          <table:table-cell office:value-type="float" office:value="18" calcext:value-type="float">
            <text:p>18</text:p>
          </table:table-cell>
          <table:table-cell office:value-type="float" office:value="66.3888888888889" calcext:value-type="float">
            <text:p>66.3888888888889</text:p>
          </table:table-cell>
          <table:table-cell office:value-type="float" office:value="14.491909194401" calcext:value-type="float">
            <text:p>14.49190919440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54.4444444444444" calcext:value-type="float">
            <text:p>54.4444444444444</text:p>
          </table:table-cell>
          <table:table-cell office:value-type="float" office:value="28.6011309454368" calcext:value-type="float">
            <text:p>28.601130945436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3.3888888888889" calcext:value-type="float">
            <text:p>73.3888888888889</text:p>
          </table:table-cell>
          <table:table-cell office:value-type="float" office:value="22.0180201170892" calcext:value-type="float">
            <text:p>22.018020117089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0464" calcext:value-type="float">
            <text:p>1104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NOBLISTÓW POLSKICH W BRZEZIEJ ŁĄCE</text:p>
          </table:table-cell>
          <table:table-cell office:value-type="string" calcext:value-type="string">
            <text:p>Brzezia Łąka</text:p>
          </table:table-cell>
          <table:table-cell office:value-type="string" calcext:value-type="string">
            <text:p>ul. Szkolna 10</text:p>
          </table:table-cell>
          <table:table-cell office:value-type="float" office:value="50" calcext:value-type="float">
            <text:p>50</text:p>
          </table:table-cell>
          <table:table-cell office:value-type="float" office:value="66.84" calcext:value-type="float">
            <text:p>66.84</text:p>
          </table:table-cell>
          <table:table-cell office:value-type="float" office:value="16.5146722643836" calcext:value-type="float">
            <text:p>16.514672264383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3.5618831414448" calcext:value-type="float">
            <text:p>33.561883141444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3.8269230769231" calcext:value-type="float">
            <text:p>63.8269230769231</text:p>
          </table:table-cell>
          <table:table-cell office:value-type="float" office:value="28.9706224899573" calcext:value-type="float">
            <text:p>28.970622489957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0226" calcext:value-type="float">
            <text:p>102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AZIMIERZA GÓRSKIEGO W ŁOZINIE</text:p>
          </table:table-cell>
          <table:table-cell office:value-type="string" calcext:value-type="string">
            <text:p>Łozina</text:p>
          </table:table-cell>
          <table:table-cell office:value-type="string" calcext:value-type="string">
            <text:p>ul. Milicka 10</text:p>
          </table:table-cell>
          <table:table-cell office:value-type="float" office:value="29" calcext:value-type="float">
            <text:p>29</text:p>
          </table:table-cell>
          <table:table-cell office:value-type="float" office:value="59.8275862068966" calcext:value-type="float">
            <text:p>59.8275862068966</text:p>
          </table:table-cell>
          <table:table-cell office:value-type="float" office:value="16.3413352881944" calcext:value-type="float">
            <text:p>16.341335288194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1.7931034482759" calcext:value-type="float">
            <text:p>41.7931034482759</text:p>
          </table:table-cell>
          <table:table-cell office:value-type="float" office:value="21.1029975160334" calcext:value-type="float">
            <text:p>21.102997516033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7.8965517241379" calcext:value-type="float">
            <text:p>57.8965517241379</text:p>
          </table:table-cell>
          <table:table-cell office:value-type="float" office:value="29.0864879490949" calcext:value-type="float">
            <text:p>29.086487949094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874" calcext:value-type="float">
            <text:p>11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S. JANA TWARDOWSKIEGO W SIEDLCU</text:p>
          </table:table-cell>
          <table:table-cell office:value-type="string" calcext:value-type="string">
            <text:p>Siedlec</text:p>
          </table:table-cell>
          <table:table-cell office:value-type="string" calcext:value-type="string">
            <text:p>ul. Wrocławska 22</text:p>
          </table:table-cell>
          <table:table-cell office:value-type="float" office:value="44" calcext:value-type="float">
            <text:p>44</text:p>
          </table:table-cell>
          <table:table-cell office:value-type="float" office:value="53.75" calcext:value-type="float">
            <text:p>53.75</text:p>
          </table:table-cell>
          <table:table-cell office:value-type="float" office:value="18.0983738596493" calcext:value-type="float">
            <text:p>18.098373859649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6.6363636363636" calcext:value-type="float">
            <text:p>46.6363636363636</text:p>
          </table:table-cell>
          <table:table-cell office:value-type="float" office:value="26.9537405981323" calcext:value-type="float">
            <text:p>26.953740598132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3.8181818181818" calcext:value-type="float">
            <text:p>53.8181818181818</text:p>
          </table:table-cell>
          <table:table-cell office:value-type="float" office:value="31.2382870611114" calcext:value-type="float">
            <text:p>31.238287061111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Jordanów Śląski</text:p>
          </table:table-cell>
          <table:table-cell office:value-type="float" office:value="84009" calcext:value-type="float">
            <text:p>840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IMIENIA MARII KONOPNICKIEJ W JORDANOWIE ŚLĄSKIM</text:p>
          </table:table-cell>
          <table:table-cell office:value-type="string" calcext:value-type="string">
            <text:p>Jordanów Śląski</text:p>
          </table:table-cell>
          <table:table-cell office:value-type="string" calcext:value-type="string">
            <text:p>ul. Wrocławska 55</text:p>
          </table:table-cell>
          <table:table-cell office:value-type="float" office:value="36" calcext:value-type="float">
            <text:p>36</text:p>
          </table:table-cell>
          <table:table-cell office:value-type="float" office:value="62.8333333333333" calcext:value-type="float">
            <text:p>62.8333333333333</text:p>
          </table:table-cell>
          <table:table-cell office:value-type="float" office:value="14.2896621529148" calcext:value-type="float">
            <text:p>14.289662152914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61.4444444444444" calcext:value-type="float">
            <text:p>61.4444444444444</text:p>
          </table:table-cell>
          <table:table-cell office:value-type="float" office:value="26.8353461402892" calcext:value-type="float">
            <text:p>26.83534614028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4.1944444444444" calcext:value-type="float">
            <text:p>64.1944444444444</text:p>
          </table:table-cell>
          <table:table-cell office:value-type="float" office:value="27.8845033072378" calcext:value-type="float">
            <text:p>27.8845033072378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51293" calcext:value-type="float">
            <text:p>51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PUSTKOWIE WILCZKOWSKIM</text:p>
          </table:table-cell>
          <table:table-cell office:value-type="string" calcext:value-type="string">
            <text:p>Pustków Wilczkowski</text:p>
          </table:table-cell>
          <table:table-cell office:value-type="string" calcext:value-type="string">
            <text:p>ul. Kłodzka 2</text:p>
          </table:table-cell>
          <table:table-cell office:value-type="float" office:value="11" calcext:value-type="float">
            <text:p>11</text:p>
          </table:table-cell>
          <table:table-cell office:value-type="float" office:value="54.6363636363636" calcext:value-type="float">
            <text:p>54.6363636363636</text:p>
          </table:table-cell>
          <table:table-cell office:value-type="float" office:value="17.7931178078018" calcext:value-type="float">
            <text:p>17.793117807801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8.5454545454546" calcext:value-type="float">
            <text:p>38.5454545454546</text:p>
          </table:table-cell>
          <table:table-cell office:value-type="float" office:value="26.4381392426088" calcext:value-type="float">
            <text:p>26.438139242608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3.8181818181818" calcext:value-type="float">
            <text:p>33.8181818181818</text:p>
          </table:table-cell>
          <table:table-cell office:value-type="float" office:value="29.2040413822788" calcext:value-type="float">
            <text:p>29.204041382278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78" calcext:value-type="float">
            <text:p>700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ROMUALDA TRAUGUTTA W PUSTKOWIE ŻURAWSKIM</text:p>
          </table:table-cell>
          <table:table-cell office:value-type="string" calcext:value-type="string">
            <text:p>Pustków Żurawski</text:p>
          </table:table-cell>
          <table:table-cell office:value-type="string" calcext:value-type="string">
            <text:p>ul. Kolejowa 46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.97913946905722" calcext:value-type="float">
            <text:p>7.9791394690572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7.88810637746616" calcext:value-type="float">
            <text:p>7.888106377466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8.5" calcext:value-type="float">
            <text:p>38.5</text:p>
          </table:table-cell>
          <table:table-cell office:value-type="float" office:value="23.1426734266664" calcext:value-type="float">
            <text:p>23.1426734266664</text:p>
          </table:table-cell>
          <table:table-cell office:value-type="float" office:value="34.5" calcext:value-type="float">
            <text:p>34.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49969" calcext:value-type="float">
            <text:p>499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TYŃCU MAŁYM</text:p>
          </table:table-cell>
          <table:table-cell office:value-type="string" calcext:value-type="string">
            <text:p>Tyniec Mały</text:p>
          </table:table-cell>
          <table:table-cell office:value-type="string" calcext:value-type="string">
            <text:p>ul. Szkolna 2</text:p>
          </table:table-cell>
          <table:table-cell office:value-type="float" office:value="82" calcext:value-type="float">
            <text:p>82</text:p>
          </table:table-cell>
          <table:table-cell office:value-type="float" office:value="75.9268292682927" calcext:value-type="float">
            <text:p>75.9268292682927</text:p>
          </table:table-cell>
          <table:table-cell office:value-type="float" office:value="14.163488346505" calcext:value-type="float">
            <text:p>14.1634883465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9.3170731707317" calcext:value-type="float">
            <text:p>79.3170731707317</text:p>
          </table:table-cell>
          <table:table-cell office:value-type="float" office:value="24.0227930631644" calcext:value-type="float">
            <text:p>24.0227930631644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86.3170731707317" calcext:value-type="float">
            <text:p>86.3170731707317</text:p>
          </table:table-cell>
          <table:table-cell office:value-type="float" office:value="17.3766580530379" calcext:value-type="float">
            <text:p>17.376658053037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88" calcext:value-type="float">
            <text:p>700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OLSKICH ODKRYWCÓW I PODRÓŻNIKÓW W KOBIERZYCACH</text:p>
          </table:table-cell>
          <table:table-cell office:value-type="string" calcext:value-type="string">
            <text:p>Kobierzyce</text:p>
          </table:table-cell>
          <table:table-cell office:value-type="string" calcext:value-type="string">
            <text:p>ul. Parkowa 7</text:p>
          </table:table-cell>
          <table:table-cell office:value-type="float" office:value="88" calcext:value-type="float">
            <text:p>88</text:p>
          </table:table-cell>
          <table:table-cell office:value-type="float" office:value="65.6136363636364" calcext:value-type="float">
            <text:p>65.6136363636364</text:p>
          </table:table-cell>
          <table:table-cell office:value-type="float" office:value="15.7987570125151" calcext:value-type="float">
            <text:p>15.798757012515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56.7727272727273" calcext:value-type="float">
            <text:p>56.7727272727273</text:p>
          </table:table-cell>
          <table:table-cell office:value-type="float" office:value="28.0055705792807" calcext:value-type="float">
            <text:p>28.005570579280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5.8068181818182" calcext:value-type="float">
            <text:p>65.8068181818182</text:p>
          </table:table-cell>
          <table:table-cell office:value-type="float" office:value="27.355345976836" calcext:value-type="float">
            <text:p>27.355345976836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130807" calcext:value-type="float">
            <text:p>130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ORCZAKA W WYSOKIEJ</text:p>
          </table:table-cell>
          <table:table-cell office:value-type="string" calcext:value-type="string">
            <text:p>Wysoka</text:p>
          </table:table-cell>
          <table:table-cell office:value-type="string" calcext:value-type="string">
            <text:p>ul. Chabrowa 99</text:p>
          </table:table-cell>
          <table:table-cell office:value-type="float" office:value="98" calcext:value-type="float">
            <text:p>98</text:p>
          </table:table-cell>
          <table:table-cell office:value-type="float" office:value="80.0204081632653" calcext:value-type="float">
            <text:p>80.0204081632653</text:p>
          </table:table-cell>
          <table:table-cell office:value-type="float" office:value="10.8590032164012" calcext:value-type="float">
            <text:p>10.859003216401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76.0816326530612" calcext:value-type="float">
            <text:p>76.0816326530612</text:p>
          </table:table-cell>
          <table:table-cell office:value-type="float" office:value="24.5712929686407" calcext:value-type="float">
            <text:p>24.5712929686407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5.0666666666667" calcext:value-type="float">
            <text:p>85.0666666666667</text:p>
          </table:table-cell>
          <table:table-cell office:value-type="float" office:value="20.8528936745761" calcext:value-type="float">
            <text:p>20.852893674576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83769" calcext:value-type="float">
            <text:p>837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UNICEF W BIELANACH WROCŁAWSKICH</text:p>
          </table:table-cell>
          <table:table-cell office:value-type="string" calcext:value-type="string">
            <text:p>Bielany Wrocławskie</text:p>
          </table:table-cell>
          <table:table-cell office:value-type="string" calcext:value-type="string">
            <text:p>ul. Akacjowa 1</text:p>
          </table:table-cell>
          <table:table-cell office:value-type="float" office:value="80" calcext:value-type="float">
            <text:p>80</text:p>
          </table:table-cell>
          <table:table-cell office:value-type="float" office:value="77.275" calcext:value-type="float">
            <text:p>77.275</text:p>
          </table:table-cell>
          <table:table-cell office:value-type="float" office:value="12.6451324627305" calcext:value-type="float">
            <text:p>12.645132462730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4.6835443037975" calcext:value-type="float">
            <text:p>74.6835443037975</text:p>
          </table:table-cell>
          <table:table-cell office:value-type="float" office:value="24.6635816712746" calcext:value-type="float">
            <text:p>24.663581671274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9.8441558441559" calcext:value-type="float">
            <text:p>89.8441558441559</text:p>
          </table:table-cell>
          <table:table-cell office:value-type="float" office:value="15.7645541371947" calcext:value-type="float">
            <text:p>15.764554137194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278660" calcext:value-type="float">
            <text:p>2786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MONTESSORI DCEM</text:p>
          </table:table-cell>
          <table:table-cell office:value-type="string" calcext:value-type="string">
            <text:p>Bielany Wrocławskie</text:p>
          </table:table-cell>
          <table:table-cell office:value-type="string" calcext:value-type="string">
            <text:p>ul. Śnieżna 1</text:p>
          </table:table-cell>
          <table:table-cell office:value-type="float" office:value="5" calcext:value-type="float">
            <text:p>5</text:p>
          </table:table-cell>
          <table:table-cell office:value-type="float" office:value="74.6" calcext:value-type="float">
            <text:p>74.6</text:p>
          </table:table-cell>
          <table:table-cell office:value-type="float" office:value="12.273548794053" calcext:value-type="float">
            <text:p>12.27354879405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.4" calcext:value-type="float">
            <text:p>90.4</text:p>
          </table:table-cell>
          <table:table-cell office:value-type="float" office:value="9.32952303175248" calcext:value-type="float">
            <text:p>9.32952303175248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4.42718872423573" calcext:value-type="float">
            <text:p>4.42718872423573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30445" calcext:value-type="float">
            <text:p>304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KARDYNAŁA BOLESŁAWA KOMINKA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1 Maja 59</text:p>
          </table:table-cell>
          <table:table-cell office:value-type="float" office:value="98" calcext:value-type="float">
            <text:p>98</text:p>
          </table:table-cell>
          <table:table-cell office:value-type="float" office:value="67.4285714285714" calcext:value-type="float">
            <text:p>67.4285714285714</text:p>
          </table:table-cell>
          <table:table-cell office:value-type="float" office:value="13.9708150610259" calcext:value-type="float">
            <text:p>13.970815061025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61.0204081632653" calcext:value-type="float">
            <text:p>61.0204081632653</text:p>
          </table:table-cell>
          <table:table-cell office:value-type="float" office:value="26.0505707532119" calcext:value-type="float">
            <text:p>26.050570753211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75.8775510204082" calcext:value-type="float">
            <text:p>75.8775510204082</text:p>
          </table:table-cell>
          <table:table-cell office:value-type="float" office:value="23.8118754912473" calcext:value-type="float">
            <text:p>23.811875491247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JANUSZA KORCZAKA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Brzozowa 6</text:p>
          </table:table-cell>
          <table:table-cell office:value-type="float" office:value="52" calcext:value-type="float">
            <text:p>52</text:p>
          </table:table-cell>
          <table:table-cell office:value-type="float" office:value="59.2115384615385" calcext:value-type="float">
            <text:p>59.2115384615385</text:p>
          </table:table-cell>
          <table:table-cell office:value-type="float" office:value="14.5553803671747" calcext:value-type="float">
            <text:p>14.555380367174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0.7692307692308" calcext:value-type="float">
            <text:p>50.7692307692308</text:p>
          </table:table-cell>
          <table:table-cell office:value-type="float" office:value="28.3986831930741" calcext:value-type="float">
            <text:p>28.398683193074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9.3214285714286" calcext:value-type="float">
            <text:p>69.3214285714286</text:p>
          </table:table-cell>
          <table:table-cell office:value-type="float" office:value="28.0421284746318" calcext:value-type="float">
            <text:p>28.0421284746318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9" calcext:value-type="float">
            <text:p>428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GNIECHOWICACH</text:p>
          </table:table-cell>
          <table:table-cell office:value-type="string" calcext:value-type="string">
            <text:p>Gniechowice</text:p>
          </table:table-cell>
          <table:table-cell office:value-type="string" calcext:value-type="string">
            <text:p>ul. Szkolna 4</text:p>
          </table:table-cell>
          <table:table-cell office:value-type="float" office:value="34" calcext:value-type="float">
            <text:p>34</text:p>
          </table:table-cell>
          <table:table-cell office:value-type="float" office:value="55.2941176470588" calcext:value-type="float">
            <text:p>55.2941176470588</text:p>
          </table:table-cell>
          <table:table-cell office:value-type="float" office:value="20.35064590934" calcext:value-type="float">
            <text:p>20.3506459093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2.7058823529412" calcext:value-type="float">
            <text:p>42.7058823529412</text:p>
          </table:table-cell>
          <table:table-cell office:value-type="float" office:value="28.5116378836728" calcext:value-type="float">
            <text:p>28.511637883672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8.0882352941176" calcext:value-type="float">
            <text:p>58.0882352941176</text:p>
          </table:table-cell>
          <table:table-cell office:value-type="float" office:value="30.9481232416431" calcext:value-type="float">
            <text:p>30.9481232416431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0" calcext:value-type="float">
            <text:p>428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MAŁKOWICACH</text:p>
          </table:table-cell>
          <table:table-cell office:value-type="string" calcext:value-type="string">
            <text:p>Małkowice</text:p>
          </table:table-cell>
          <table:table-cell office:value-type="string" calcext:value-type="string">
            <text:p>ul. Szkolna 3</text:p>
          </table:table-cell>
          <table:table-cell office:value-type="float" office:value="11" calcext:value-type="float">
            <text:p>11</text:p>
          </table:table-cell>
          <table:table-cell office:value-type="float" office:value="67.0909090909091" calcext:value-type="float">
            <text:p>67.0909090909091</text:p>
          </table:table-cell>
          <table:table-cell office:value-type="float" office:value="9.67146266511145" calcext:value-type="float">
            <text:p>9.6714626651114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51.2727272727273" calcext:value-type="float">
            <text:p>51.2727272727273</text:p>
          </table:table-cell>
          <table:table-cell office:value-type="float" office:value="30.069891039168" calcext:value-type="float">
            <text:p>30.06989103916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1.5454545454546" calcext:value-type="float">
            <text:p>61.5454545454546</text:p>
          </table:table-cell>
          <table:table-cell office:value-type="float" office:value="28.0401129435011" calcext:value-type="float">
            <text:p>28.040112943501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SMOLCU</text:p>
          </table:table-cell>
          <table:table-cell office:value-type="string" calcext:value-type="string">
            <text:p>Smolec</text:p>
          </table:table-cell>
          <table:table-cell office:value-type="string" calcext:value-type="string">
            <text:p>ul. Kościelna 2</text:p>
          </table:table-cell>
          <table:table-cell office:value-type="float" office:value="127" calcext:value-type="float">
            <text:p>127</text:p>
          </table:table-cell>
          <table:table-cell office:value-type="float" office:value="78.236220472441" calcext:value-type="float">
            <text:p>78.236220472441</text:p>
          </table:table-cell>
          <table:table-cell office:value-type="float" office:value="12.588869407507" calcext:value-type="float">
            <text:p>12.58886940750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68.4094488188976" calcext:value-type="float">
            <text:p>68.4094488188976</text:p>
          </table:table-cell>
          <table:table-cell office:value-type="float" office:value="26.427542996466" calcext:value-type="float">
            <text:p>26.427542996466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80.9516129032258" calcext:value-type="float">
            <text:p>80.9516129032258</text:p>
          </table:table-cell>
          <table:table-cell office:value-type="float" office:value="22.0654652219947" calcext:value-type="float">
            <text:p>22.065465221994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1" calcext:value-type="float">
            <text:p>4286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SADKOWIE</text:p>
          </table:table-cell>
          <table:table-cell office:value-type="string" calcext:value-type="string">
            <text:p>Sadków</text:p>
          </table:table-cell>
          <table:table-cell office:value-type="string" calcext:value-type="string">
            <text:p>ul. Szkolna 9</text:p>
          </table:table-cell>
          <table:table-cell office:value-type="float" office:value="51" calcext:value-type="float">
            <text:p>51</text:p>
          </table:table-cell>
          <table:table-cell office:value-type="float" office:value="65.9803921568628" calcext:value-type="float">
            <text:p>65.9803921568628</text:p>
          </table:table-cell>
          <table:table-cell office:value-type="float" office:value="15.2424718751855" calcext:value-type="float">
            <text:p>15.242471875185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6.24" calcext:value-type="float">
            <text:p>46.24</text:p>
          </table:table-cell>
          <table:table-cell office:value-type="float" office:value="29.7204037657633" calcext:value-type="float">
            <text:p>29.720403765763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1.72" calcext:value-type="float">
            <text:p>71.72</text:p>
          </table:table-cell>
          <table:table-cell office:value-type="float" office:value="27.1794334010111" calcext:value-type="float">
            <text:p>27.179433401011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4625" calcext:value-type="float">
            <text:p>446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W ZACHOWICACH STOWARZYSZENIE NA RZECZ ROZWOJU WSI ZACHOWICE I OKOLIC</text:p>
          </table:table-cell>
          <table:table-cell office:value-type="string" calcext:value-type="string">
            <text:p>Zachowice</text:p>
          </table:table-cell>
          <table:table-cell office:value-type="string" calcext:value-type="string">
            <text:p>ul. Słoneczna 4</text:p>
          </table:table-cell>
          <table:table-cell office:value-type="float" office:value="10" calcext:value-type="float">
            <text:p>10</text:p>
          </table:table-cell>
          <table:table-cell office:value-type="float" office:value="68.2" calcext:value-type="float">
            <text:p>68.2</text:p>
          </table:table-cell>
          <table:table-cell office:value-type="float" office:value="13.6660162446852" calcext:value-type="float">
            <text:p>13.6660162446852</text:p>
          </table:table-cell>
          <table:table-cell office:value-type="float" office:value="73.5" calcext:value-type="float">
            <text:p>73.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5.6" calcext:value-type="float">
            <text:p>45.6</text:p>
          </table:table-cell>
          <table:table-cell office:value-type="float" office:value="22.068982758614" calcext:value-type="float">
            <text:p>22.06898275861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4.9" calcext:value-type="float">
            <text:p>64.9</text:p>
          </table:table-cell>
          <table:table-cell office:value-type="float" office:value="23.606990490107" calcext:value-type="float">
            <text:p>23.606990490107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Mietków</text:p>
          </table:table-cell>
          <table:table-cell office:value-type="float" office:value="84698" calcext:value-type="float">
            <text:p>846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OJCA ŚWIĘTEGO JANA PAWAŁA II W MIETKOWIE</text:p>
          </table:table-cell>
          <table:table-cell office:value-type="string" calcext:value-type="string">
            <text:p>Mietków</text:p>
          </table:table-cell>
          <table:table-cell office:value-type="string" calcext:value-type="string">
            <text:p>ul. Kolejowa 28C</text:p>
          </table:table-cell>
          <table:table-cell office:value-type="float" office:value="44" calcext:value-type="float">
            <text:p>44</text:p>
          </table:table-cell>
          <table:table-cell office:value-type="float" office:value="57.8181818181818" calcext:value-type="float">
            <text:p>57.8181818181818</text:p>
          </table:table-cell>
          <table:table-cell office:value-type="float" office:value="17.79462728833" calcext:value-type="float">
            <text:p>17.79462728833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4.2727272727273" calcext:value-type="float">
            <text:p>44.2727272727273</text:p>
          </table:table-cell>
          <table:table-cell office:value-type="float" office:value="26.428603337675" calcext:value-type="float">
            <text:p>26.42860333767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8.2272727272727" calcext:value-type="float">
            <text:p>48.2272727272727</text:p>
          </table:table-cell>
          <table:table-cell office:value-type="float" office:value="30.7178239910284" calcext:value-type="float">
            <text:p>30.7178239910284</text:p>
          </table:table-cell>
          <table:table-cell office:value-type="float" office:value="35.5" calcext:value-type="float">
            <text:p>35.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33" calcext:value-type="float">
            <text:p>8483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MIKOŁAJA KOPERNIKA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Szkolna 4</text:p>
          </table:table-cell>
          <table:table-cell office:value-type="float" office:value="70" calcext:value-type="float">
            <text:p>70</text:p>
          </table:table-cell>
          <table:table-cell office:value-type="float" office:value="70.6714285714286" calcext:value-type="float">
            <text:p>70.6714285714286</text:p>
          </table:table-cell>
          <table:table-cell office:value-type="float" office:value="12.2704306928386" calcext:value-type="float">
            <text:p>12.270430692838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.9714285714286" calcext:value-type="float">
            <text:p>58.9714285714286</text:p>
          </table:table-cell>
          <table:table-cell office:value-type="float" office:value="30.8262278998033" calcext:value-type="float">
            <text:p>30.8262278998033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69.6621621621622" calcext:value-type="float">
            <text:p>69.6621621621622</text:p>
          </table:table-cell>
          <table:table-cell office:value-type="float" office:value="29.9464734317871" calcext:value-type="float">
            <text:p>29.9464734317871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80" calcext:value-type="float">
            <text:p>848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W ŚWIĘTEJ KATARZYNIE IM. STEFANA KARDYNAŁA WYSZYŃSKIEGO PRYMASA TYSIĄCLECIA</text:p>
          </table:table-cell>
          <table:table-cell office:value-type="string" calcext:value-type="string">
            <text:p>Święta Katarzyna</text:p>
          </table:table-cell>
          <table:table-cell office:value-type="string" calcext:value-type="string">
            <text:p>ul. Główna 94</text:p>
          </table:table-cell>
          <table:table-cell office:value-type="float" office:value="74" calcext:value-type="float">
            <text:p>74</text:p>
          </table:table-cell>
          <table:table-cell office:value-type="float" office:value="73.3783783783784" calcext:value-type="float">
            <text:p>73.3783783783784</text:p>
          </table:table-cell>
          <table:table-cell office:value-type="float" office:value="13.0557046687404" calcext:value-type="float">
            <text:p>13.055704668740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.9189189189189" calcext:value-type="float">
            <text:p>70.9189189189189</text:p>
          </table:table-cell>
          <table:table-cell office:value-type="float" office:value="27.2033169463821" calcext:value-type="float">
            <text:p>27.2033169463821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79.8918918918919" calcext:value-type="float">
            <text:p>79.8918918918919</text:p>
          </table:table-cell>
          <table:table-cell office:value-type="float" office:value="21.3158788468911" calcext:value-type="float">
            <text:p>21.315878846891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26" calcext:value-type="float">
            <text:p>849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BRZECHWY W RADWANICACH</text:p>
          </table:table-cell>
          <table:table-cell office:value-type="string" calcext:value-type="string">
            <text:p>Radwanice</text:p>
          </table:table-cell>
          <table:table-cell office:value-type="string" calcext:value-type="string">
            <text:p>ul. Szkolna 14a</text:p>
          </table:table-cell>
          <table:table-cell office:value-type="float" office:value="49" calcext:value-type="float">
            <text:p>49</text:p>
          </table:table-cell>
          <table:table-cell office:value-type="float" office:value="68.0408163265306" calcext:value-type="float">
            <text:p>68.0408163265306</text:p>
          </table:table-cell>
          <table:table-cell office:value-type="float" office:value="10.5268542574741" calcext:value-type="float">
            <text:p>10.526854257474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0.6122448979592" calcext:value-type="float">
            <text:p>70.6122448979592</text:p>
          </table:table-cell>
          <table:table-cell office:value-type="float" office:value="25.175965479353" calcext:value-type="float">
            <text:p>25.17596547935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6.6326530612245" calcext:value-type="float">
            <text:p>76.6326530612245</text:p>
          </table:table-cell>
          <table:table-cell office:value-type="float" office:value="24.5628671775441" calcext:value-type="float">
            <text:p>24.562867177544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78" calcext:value-type="float">
            <text:p>8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ŚW. JADWIGI ŚLĄSKIEJ W ŻERNIKACH WROCŁAWSKICH</text:p>
          </table:table-cell>
          <table:table-cell office:value-type="string" calcext:value-type="string">
            <text:p>Żerniki Wrocławskie</text:p>
          </table:table-cell>
          <table:table-cell office:value-type="string" calcext:value-type="string">
            <text:p>ul. Kolejowa 7a</text:p>
          </table:table-cell>
          <table:table-cell office:value-type="float" office:value="78" calcext:value-type="float">
            <text:p>78</text:p>
          </table:table-cell>
          <table:table-cell office:value-type="float" office:value="77.0128205128205" calcext:value-type="float">
            <text:p>77.0128205128205</text:p>
          </table:table-cell>
          <table:table-cell office:value-type="float" office:value="11.6371350665672" calcext:value-type="float">
            <text:p>11.63713506656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3.2307692307692" calcext:value-type="float">
            <text:p>73.2307692307692</text:p>
          </table:table-cell>
          <table:table-cell office:value-type="float" office:value="26.0910256095272" calcext:value-type="float">
            <text:p>26.091025609527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5.0641025641026" calcext:value-type="float">
            <text:p>85.0641025641026</text:p>
          </table:table-cell>
          <table:table-cell office:value-type="float" office:value="15.3650784069272" calcext:value-type="float">
            <text:p>15.365078406927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5053" calcext:value-type="float">
            <text:p>8505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KATOLICKA SZKOŁA PODSTAWOWA CARITAS ARCHIDIECEZJI WROCŁAWSKIEJ W KOTOWICACH IM. KS. JANA TWARDOWSKIEGO</text:p>
          </table:table-cell>
          <table:table-cell office:value-type="string" calcext:value-type="string">
            <text:p>Kotowice</text:p>
          </table:table-cell>
          <table:table-cell office:value-type="string" calcext:value-type="string">
            <text:p>ul. Podwalna 1</text:p>
          </table:table-cell>
          <table:table-cell office:value-type="float" office:value="19" calcext:value-type="float">
            <text:p>19</text:p>
          </table:table-cell>
          <table:table-cell office:value-type="float" office:value="68.6315789473684" calcext:value-type="float">
            <text:p>68.6315789473684</text:p>
          </table:table-cell>
          <table:table-cell office:value-type="float" office:value="10.9024889785763" calcext:value-type="float">
            <text:p>10.9024889785763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71.5789473684211" calcext:value-type="float">
            <text:p>71.5789473684211</text:p>
          </table:table-cell>
          <table:table-cell office:value-type="float" office:value="28.0719297697403" calcext:value-type="float">
            <text:p>28.071929769740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77.2777777777778" calcext:value-type="float">
            <text:p>77.2777777777778</text:p>
          </table:table-cell>
          <table:table-cell office:value-type="float" office:value="27.6481977623528" calcext:value-type="float">
            <text:p>27.648197762352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196389" calcext:value-type="float">
            <text:p>19638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Księżnej Anny z Przemyślidów 6</text:p>
          </table:table-cell>
          <table:table-cell office:value-type="float" office:value="86" calcext:value-type="float">
            <text:p>86</text:p>
          </table:table-cell>
          <table:table-cell office:value-type="float" office:value="72.2790697674419" calcext:value-type="float">
            <text:p>72.2790697674419</text:p>
          </table:table-cell>
          <table:table-cell office:value-type="float" office:value="13.6361789324889" calcext:value-type="float">
            <text:p>13.63617893248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2.3255813953488" calcext:value-type="float">
            <text:p>72.3255813953488</text:p>
          </table:table-cell>
          <table:table-cell office:value-type="float" office:value="25.5486047771171" calcext:value-type="float">
            <text:p>25.548604777117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3.875" calcext:value-type="float">
            <text:p>73.875</text:p>
          </table:table-cell>
          <table:table-cell office:value-type="float" office:value="27.0629789481028" calcext:value-type="float">
            <text:p>27.062978948102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7" calcext:value-type="float">
            <text:p>634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JANUSZA KORCZAKA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Świdnicka 20, 20A</text:p>
          </table:table-cell>
          <table:table-cell office:value-type="float" office:value="101" calcext:value-type="float">
            <text:p>101</text:p>
          </table:table-cell>
          <table:table-cell office:value-type="float" office:value="70.0693069306931" calcext:value-type="float">
            <text:p>70.0693069306931</text:p>
          </table:table-cell>
          <table:table-cell office:value-type="float" office:value="12.8950504172038" calcext:value-type="float">
            <text:p>12.895050417203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55.009900990099" calcext:value-type="float">
            <text:p>55.009900990099</text:p>
          </table:table-cell>
          <table:table-cell office:value-type="float" office:value="29.466038531212" calcext:value-type="float">
            <text:p>29.466038531212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72.3663366336634" calcext:value-type="float">
            <text:p>72.3663366336634</text:p>
          </table:table-cell>
          <table:table-cell office:value-type="float" office:value="26.7765682893089" calcext:value-type="float">
            <text:p>26.7765682893089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4" calcext:value-type="float">
            <text:p>737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MARII SKŁODOWSKIEJ -CURIE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Marii Skłodowskiej-Curie 19</text:p>
          </table:table-cell>
          <table:table-cell office:value-type="float" office:value="21" calcext:value-type="float">
            <text:p>21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12.7067036425785" calcext:value-type="float">
            <text:p>12.706703642578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56.7619047619048" calcext:value-type="float">
            <text:p>56.7619047619048</text:p>
          </table:table-cell>
          <table:table-cell office:value-type="float" office:value="30.9252628458703" calcext:value-type="float">
            <text:p>30.925262845870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9.5714285714286" calcext:value-type="float">
            <text:p>59.5714285714286</text:p>
          </table:table-cell>
          <table:table-cell office:value-type="float" office:value="26.4315313657786" calcext:value-type="float">
            <text:p>26.431531365778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9346" calcext:value-type="float">
            <text:p>693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Z ODDZIAŁAMI INTEGRACYJNYMI W RĘKOWIE</text:p>
          </table:table-cell>
          <table:table-cell office:value-type="string" calcext:value-type="string">
            <text:p>Ręków</text:p>
          </table:table-cell>
          <table:table-cell office:value-type="string" calcext:value-type="string">
            <text:p>ul. Nasławicka 21</text:p>
          </table:table-cell>
          <table:table-cell office:value-type="float" office:value="31" calcext:value-type="float">
            <text:p>31</text:p>
          </table:table-cell>
          <table:table-cell office:value-type="float" office:value="56.9677419354839" calcext:value-type="float">
            <text:p>56.9677419354839</text:p>
          </table:table-cell>
          <table:table-cell office:value-type="float" office:value="19.0338982344111" calcext:value-type="float">
            <text:p>19.033898234411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.2258064516129" calcext:value-type="float">
            <text:p>47.2258064516129</text:p>
          </table:table-cell>
          <table:table-cell office:value-type="float" office:value="28.9590474774508" calcext:value-type="float">
            <text:p>28.959047477450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0.2333333333333" calcext:value-type="float">
            <text:p>70.2333333333333</text:p>
          </table:table-cell>
          <table:table-cell office:value-type="float" office:value="25.8194801565708" calcext:value-type="float">
            <text:p>25.8194801565708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5" calcext:value-type="float">
            <text:p>737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MARII KONOPNICKIEJ W ROGOWIE SOBÓCKIM</text:p>
          </table:table-cell>
          <table:table-cell office:value-type="string" calcext:value-type="string">
            <text:p>Rogów Sobócki</text:p>
          </table:table-cell>
          <table:table-cell office:value-type="string" calcext:value-type="string">
            <text:p>ul. Szkolna 7</text:p>
          </table:table-cell>
          <table:table-cell office:value-type="float" office:value="17" calcext:value-type="float">
            <text:p>17</text:p>
          </table:table-cell>
          <table:table-cell office:value-type="float" office:value="59.4705882352941" calcext:value-type="float">
            <text:p>59.4705882352941</text:p>
          </table:table-cell>
          <table:table-cell office:value-type="float" office:value="16.2629772509754" calcext:value-type="float">
            <text:p>16.262977250975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9.7647058823529" calcext:value-type="float">
            <text:p>39.7647058823529</text:p>
          </table:table-cell>
          <table:table-cell office:value-type="float" office:value="22.7713168695251" calcext:value-type="float">
            <text:p>22.771316869525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2.8125" calcext:value-type="float">
            <text:p>52.8125</text:p>
          </table:table-cell>
          <table:table-cell office:value-type="float" office:value="34.0334738713226" calcext:value-type="float">
            <text:p>34.033473871322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6" calcext:value-type="float">
            <text:p>6343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ŚWIĄTNIKACH</text:p>
          </table:table-cell>
          <table:table-cell office:value-type="string" calcext:value-type="string">
            <text:p>Świątniki</text:p>
          </table:table-cell>
          <table:table-cell office:value-type="string" calcext:value-type="string">
            <text:p>ul. Parkowa 6</text:p>
          </table:table-cell>
          <table:table-cell office:value-type="float" office:value="20" calcext:value-type="float">
            <text:p>20</text:p>
          </table:table-cell>
          <table:table-cell office:value-type="float" office:value="57.05" calcext:value-type="float">
            <text:p>57.05</text:p>
          </table:table-cell>
          <table:table-cell office:value-type="float" office:value="11.9518826968809" calcext:value-type="float">
            <text:p>11.951882696880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4.6" calcext:value-type="float">
            <text:p>44.6</text:p>
          </table:table-cell>
          <table:table-cell office:value-type="float" office:value="27.2257231308922" calcext:value-type="float">
            <text:p>27.22572313089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6.8947368421053" calcext:value-type="float">
            <text:p>56.8947368421053</text:p>
          </table:table-cell>
          <table:table-cell office:value-type="float" office:value="27.7733206642674" calcext:value-type="float">
            <text:p>27.773320664267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126075" calcext:value-type="float">
            <text:p>12607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PRZY MŁODZIEŻOWYM OŚRODKU WYCHOWAWCZYM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Słoneczna 31</text:p>
          </table:table-cell>
          <table:table-cell office:value-type="float" office:value="10" calcext:value-type="float">
            <text:p>10</text:p>
          </table:table-cell>
          <table:table-cell office:value-type="float" office:value="33.4" calcext:value-type="float">
            <text:p>33.4</text:p>
          </table:table-cell>
          <table:table-cell office:value-type="float" office:value="22.0961535114146" calcext:value-type="float">
            <text:p>22.09615351141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38178046004133" calcext:value-type="float">
            <text:p>4.381780460041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.625" calcext:value-type="float">
            <text:p>24.625</text:p>
          </table:table-cell>
          <table:table-cell office:value-type="float" office:value="18.3503235666296" calcext:value-type="float">
            <text:p>18.350323566629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40" calcext:value-type="float">
            <text:p>928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BOLESŁAWA CHROBREGO W ŻÓRAWINIE</text:p>
          </table:table-cell>
          <table:table-cell office:value-type="string" calcext:value-type="string">
            <text:p>Żórawina</text:p>
          </table:table-cell>
          <table:table-cell office:value-type="string" calcext:value-type="string">
            <text:p>ul. Mikołaja Kopernika 15</text:p>
          </table:table-cell>
          <table:table-cell office:value-type="float" office:value="76" calcext:value-type="float">
            <text:p>76</text:p>
          </table:table-cell>
          <table:table-cell office:value-type="float" office:value="71.6315789473684" calcext:value-type="float">
            <text:p>71.6315789473684</text:p>
          </table:table-cell>
          <table:table-cell office:value-type="float" office:value="13.7063585947537" calcext:value-type="float">
            <text:p>13.706358594753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5.8421052631579" calcext:value-type="float">
            <text:p>65.8421052631579</text:p>
          </table:table-cell>
          <table:table-cell office:value-type="float" office:value="26.1690117221731" calcext:value-type="float">
            <text:p>26.169011722173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74.7272727272727" calcext:value-type="float">
            <text:p>74.7272727272727</text:p>
          </table:table-cell>
          <table:table-cell office:value-type="float" office:value="23.5871615770801" calcext:value-type="float">
            <text:p>23.587161577080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20" calcext:value-type="float">
            <text:p>9232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USOCIŃSKIEGO W POLAKOWICACH</text:p>
          </table:table-cell>
          <table:table-cell office:value-type="string" calcext:value-type="string">
            <text:p>Polakowice</text:p>
          </table:table-cell>
          <table:table-cell office:value-type="string" calcext:value-type="string">
            <text:p>ul. Szkolna 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9.1415777824086" calcext:value-type="float">
            <text:p>19.1415777824086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32.8024389337135" calcext:value-type="float">
            <text:p>32.8024389337135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.6" calcext:value-type="float">
            <text:p>67.6</text:p>
          </table:table-cell>
          <table:table-cell office:value-type="float" office:value="31.4807877919216" calcext:value-type="float">
            <text:p>31.480787791921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933" calcext:value-type="float">
            <text:p>9293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WĘGRACH</text:p>
          </table:table-cell>
          <table:table-cell office:value-type="string" calcext:value-type="string">
            <text:p>Węgry</text:p>
          </table:table-cell>
          <table:table-cell office:value-type="string" calcext:value-type="string">
            <text:p>ul. Szkolna 2</text:p>
          </table:table-cell>
          <table:table-cell office:value-type="float" office:value="9" calcext:value-type="float">
            <text:p>9</text:p>
          </table:table-cell>
          <table:table-cell office:value-type="float" office:value="60.3333333333333" calcext:value-type="float">
            <text:p>60.3333333333333</text:p>
          </table:table-cell>
          <table:table-cell office:value-type="float" office:value="15.2388392675499" calcext:value-type="float">
            <text:p>15.238839267549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2.8888888888889" calcext:value-type="float">
            <text:p>52.8888888888889</text:p>
          </table:table-cell>
          <table:table-cell office:value-type="float" office:value="28.5207310349057" calcext:value-type="float">
            <text:p>28.520731034905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7.3333333333333" calcext:value-type="float">
            <text:p>57.3333333333333</text:p>
          </table:table-cell>
          <table:table-cell office:value-type="float" office:value="26.4238949101419" calcext:value-type="float">
            <text:p>26.423894910141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18" calcext:value-type="float">
            <text:p>923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WILCZKOWIE</text:p>
          </table:table-cell>
          <table:table-cell office:value-type="string" calcext:value-type="string">
            <text:p>Wilczków</text:p>
          </table:table-cell>
          <table:table-cell office:value-type="string" calcext:value-type="string">
            <text:p>ul. Mikołaja Kopernika 29</text:p>
          </table:table-cell>
          <table:table-cell office:value-type="float" office:value="21" calcext:value-type="float">
            <text:p>21</text:p>
          </table:table-cell>
          <table:table-cell office:value-type="float" office:value="66.2380952380952" calcext:value-type="float">
            <text:p>66.2380952380952</text:p>
          </table:table-cell>
          <table:table-cell office:value-type="float" office:value="19.076050209883" calcext:value-type="float">
            <text:p>19.076050209883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45.3333333333333" calcext:value-type="float">
            <text:p>45.3333333333333</text:p>
          </table:table-cell>
          <table:table-cell office:value-type="float" office:value="29.6090934123018" calcext:value-type="float">
            <text:p>29.609093412301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.7142857142857" calcext:value-type="float">
            <text:p>58.7142857142857</text:p>
          </table:table-cell>
          <table:table-cell office:value-type="float" office:value="28.9138998656732" calcext:value-type="float">
            <text:p>28.913899865673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77" calcext:value-type="float">
            <text:p>92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RZEPLINIE</text:p>
          </table:table-cell>
          <table:table-cell office:value-type="string" calcext:value-type="string">
            <text:p>Rzeplin</text:p>
          </table:table-cell>
          <table:table-cell office:value-type="string" calcext:value-type="string">
            <text:p>al. Lipowa 46</text:p>
          </table:table-cell>
          <table:table-cell office:value-type="float" office:value="35" calcext:value-type="float">
            <text:p>35</text:p>
          </table:table-cell>
          <table:table-cell office:value-type="float" office:value="65.0571428571429" calcext:value-type="float">
            <text:p>65.0571428571429</text:p>
          </table:table-cell>
          <table:table-cell office:value-type="float" office:value="16.8674544732797" calcext:value-type="float">
            <text:p>16.8674544732797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62.8571428571429" calcext:value-type="float">
            <text:p>62.8571428571429</text:p>
          </table:table-cell>
          <table:table-cell office:value-type="float" office:value="26.7828760401043" calcext:value-type="float">
            <text:p>26.7828760401043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75.6285714285714" calcext:value-type="float">
            <text:p>75.6285714285714</text:p>
          </table:table-cell>
          <table:table-cell office:value-type="float" office:value="26.2842546178568" calcext:value-type="float">
            <text:p>26.2842546178568</text:p>
          </table:table-cell>
          <table:table-cell table:number-columns-repeated="2"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2:36:26.573646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2:25:02.442697699</meta:creation-date>
    <dc:date>2026-02-21T12:36:37.605161568</dc:date>
    <meta:editing-duration>PT32S</meta:editing-duration>
    <meta:editing-cycles>2</meta:editing-cycles>
    <meta:generator>LibreOffice/24.2.7.2$Linux_X86_64 LibreOffice_project/420$Build-2</meta:generator>
    <meta:document-statistic meta:table-count="1" meta:cell-count="3791" meta:object-count="0"/>
  </office:meta>
</office:document-meta>
</file>